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-DIN" svg:font-family="D-DIN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3.2756in"/>
    </style:style>
    <style:style style:name="co2" style:family="table-column">
      <style:table-column-properties fo:break-before="auto" style:column-width="4.4472in"/>
    </style:style>
    <style:style style:name="co3" style:family="table-column">
      <style:table-column-properties fo:break-before="auto" style:column-width="13.5953in"/>
    </style:style>
    <style:style style:name="co4" style:family="table-column">
      <style:table-column-properties fo:break-before="auto" style:column-width="3.9701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6693in"/>
    </style:style>
    <style:style style:name="co7" style:family="table-column">
      <style:table-column-properties fo:break-before="auto" style:column-width="5.261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4165in" fo:break-before="auto" style:use-optimal-row-height="false"/>
    </style:style>
    <style:style style:name="ro3" style:family="table-row">
      <style:table-row-properties style:row-height="0.4689in" fo:break-before="auto" style:use-optimal-row-height="false"/>
    </style:style>
    <style:style style:name="ro4" style:family="table-row">
      <style:table-row-properties style:row-height="0.2083in" fo:break-before="auto" style:use-optimal-row-height="false"/>
    </style:style>
    <style:style style:name="ro5" style:family="table-row">
      <style:table-row-properties style:row-height="0.2709in" fo:break-before="auto" style:use-optimal-row-height="false"/>
    </style:style>
    <style:style style:name="ro6" style:family="table-row">
      <style:table-row-properties style:row-height="0.1874in" fo:break-before="auto" style:use-optimal-row-height="false"/>
    </style:style>
    <style:style style:name="ro7" style:family="table-row">
      <style:table-row-properties style:row-height="0.2811in" fo:break-before="auto" style:use-optimal-row-height="false"/>
    </style:style>
    <style:style style:name="ro8" style:family="table-row">
      <style:table-row-properties style:row-height="0.1917in" fo:break-before="auto" style:use-optimal-row-height="true"/>
    </style:style>
    <style:style style:name="ro9" style:family="table-row">
      <style:table-row-properties style:row-height="0.198in" fo:break-before="auto" style:use-optimal-row-height="true"/>
    </style:style>
    <style:style style:name="ta1" style:family="table" style:master-page-name="PageStyle_5f_FY_20_2022_20_Committees_20_and_20_Chairs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fo:background-color="transparent" fo:border="none" style:rotation-align="non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justify" css3t:text-justify="auto" fo:margin-left="0in" style:writing-mode="pag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-DI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D-DI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0.5pt" fo:font-style="normal" fo:text-shadow="none" style:text-underline-style="none" fo:font-weight="normal" style:font-size-asian="10.5pt" style:font-style-asian="normal" style:font-weight-asian="normal" style:font-size-complex="10.5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D-DI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>
      <style:table-cell-properties fo:background-color="transparent" style:rotation-align="none"/>
    </style:style>
    <style:style style:name="ce19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Y 2022 Committees and Chairs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visibility="collapse" table:default-cell-style-name="Default"/>
        <table:table-column table:style-name="co4" table:default-cell-style-name="Default"/>
        <table:table-column table:style-name="co5" table:visibility="collapse" table:number-columns-repeated="48" table:default-cell-style-name="Default"/>
        <table:table-column table:style-name="co6" table:default-cell-style-name="Default"/>
        <table:table-column table:style-name="co5" table:visibility="collapse" table:default-cell-style-name="Default"/>
        <table:table-column table:style-name="co7" table:default-cell-style-name="Default"/>
        <table:table-column table:style-name="co6" table:number-columns-repeated="969" table:default-cell-style-name="Default"/>
        <table:table-row table:style-name="ro1">
          <table:table-cell table:style-name="ce1" office:value-type="string" calcext:value-type="string">
            <text:p>Executive Committee</text:p>
          </table:table-cell>
          <table:table-cell table:style-name="ce1" table:number-columns-repeated="3"/>
          <table:table-cell table:style-name="ce18" table:number-columns-repeated="48"/>
          <table:table-cell table:style-name="ce18" table:formula="of:=&quot;&lt;strong&gt;&quot; &amp; [.A1] &amp; &quot;&lt;/strong&gt;&quot;" office:value-type="string" office:string-value="&lt;strong&gt;Executive Committee&lt;/strong&gt;" calcext:value-type="string">
            <text:p>&lt;strong&gt;Executive Committee&lt;/strong&gt;</text:p>
          </table:table-cell>
          <table:table-cell table:style-name="ce18" table:number-columns-repeated="971"/>
        </table:table-row>
        <table:table-row table:style-name="ro1">
          <table:table-cell table:style-name="ce2" office:value-type="string" calcext:value-type="string">
            <text:p>Denise Singleton</text:p>
          </table:table-cell>
          <table:table-cell table:style-name="ce2" table:number-columns-repeated="2"/>
          <table:table-cell table:style-name="ce2" office:value-type="string" calcext:value-type="string">
            <text:p>Chair</text:p>
          </table:table-cell>
          <table:table-cell table:number-columns-repeated="48"/>
          <table:table-cell table:formula="of:=[.A2] &amp; IF([.D2] &lt;&gt; &quot;&quot;;&quot;, &quot; &amp; [.D2]; &quot;&quot;) &amp; &quot;&lt;br&gt;&quot;" office:value-type="string" office:string-value="Denise Singleton, Chair&lt;br&gt;" calcext:value-type="string">
            <text:p>Denise Singleton, Chair&lt;br&gt;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Cary Grace</text:p>
          </table:table-cell>
          <table:table-cell table:style-name="ce2" table:number-columns-repeated="3"/>
          <table:table-cell office:value-type="string" calcext:value-type="string">
            <text:p>(312) 396-3954</text:p>
          </table:table-cell>
          <table:table-cell table:number-columns-repeated="2"/>
          <table:table-cell office:value-type="string" calcext:value-type="string">
            <text:p>4/4/2022 12:00pm</text:p>
          </table:table-cell>
          <table:table-cell table:number-columns-repeated="5"/>
          <table:table-cell office:value-type="string" calcext:value-type="string">
            <text:p>6/10/2022 Sent Doodle Poll 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7/11/2022 4:00pm</text:p>
          </table:table-cell>
          <table:table-cell office:value-type="string" calcext:value-type="string">
            <text:p>Suzanne M Burns - Bio - June 2022.pdf (https://dl.airtable.com/.attachments/da9446534e1f3cc77f6dd2c89fe3be5d/0f90704b/SuzanneMBurns-Bio-June2022.pdf),Suzanne M Burns - Photo.bmp (https://dl.airtable.com/.attachments/9814f9e256134a299bc81f088a73b6d6/04ad5a50/SuzanneMBurns-Photo.bmp)</text:p>
          </table:table-cell>
          <table:table-cell office:value-type="string" calcext:value-type="string">
            <text:p>Suzanne M Burns - Bio - June 2022.pdf (https://dl.airtable.com/.attachments/25bdc928bd3cdacdb9e140ef51bfdaf7/ea9b06e1/SuzanneMBurns-Bio-June2022.pdf),Suzanne M Burns - Photo.bmp (https://dl.airtable.com/.attachments/cbff28914a5c29c854eac9e72ac415c4/459153f7/SuzanneMBurns-Photo.bmp)</text:p>
          </table:table-cell>
          <table:table-cell table:number-columns-repeated="4"/>
          <table:table-cell office:value-type="string" calcext:value-type="string">
            <text:p>Anna Valencia P&amp;E</text:p>
          </table:table-cell>
          <table:table-cell office:value-type="string" calcext:value-type="string">
            <text:p>checked</text:p>
          </table:table-cell>
          <table:table-cell table:number-columns-repeated="28"/>
          <table:table-cell table:formula="of:=[.A3] &amp; IF([.D3] &lt;&gt; &quot;&quot;;&quot;, &quot; &amp; [.D3]; &quot;&quot;) &amp; &quot;&lt;br&gt;&quot;" office:value-type="string" office:string-value="Cary Grace&lt;br&gt;" calcext:value-type="string">
            <text:p>Cary Grace&lt;br&gt;</text:p>
          </table:table-cell>
          <table:table-cell table:number-columns-repeated="971"/>
        </table:table-row>
        <table:table-row table:style-name="ro1">
          <table:table-cell table:style-name="ce3" office:value-type="string" calcext:value-type="string">
            <text:p>Deb Boyda</text:p>
          </table:table-cell>
          <table:table-cell table:style-name="ce2" table:number-columns-repeated="2"/>
          <table:table-cell table:style-name="ce5"/>
          <table:table-cell table:number-columns-repeated="3"/>
          <table:table-cell office:value-type="string" calcext:value-type="string">
            <text:p>5/31/2022 11:00am</text:p>
          </table:table-cell>
          <table:table-cell table:number-columns-repeated="5"/>
          <table:table-cell office:value-type="string" calcext:value-type="string">
            <text:p>6/16 Sent Doodle poll with quick turnaround by E/O/B 6/17/2022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6/29/2022 8:00am</text:p>
          </table:table-cell>
          <table:table-cell office:value-type="string" calcext:value-type="string">
            <text:p>DSC_3396web.jpg (https://dl.airtable.com/.attachments/b9424c486699f9c17ea3a0fb1900a776/ee42e657/DSC_3396web.jpg)</text:p>
          </table:table-cell>
          <table:table-cell office:value-type="string" calcext:value-type="string">
            <text:p>gorman-smith deborah vita 2022.pdf (https://dl.airtable.com/.attachments/4d24d41bc15334cec76fa02605efc7d8/6a8e6c22/gorman-smithdeborahvita2022.pdf),gorman-smith bio 2021-Pres 0421 dgs.docx (https://dl.airtable.com/.attachments/ae0c4efb1721244532999f0676119726/bcb12e0d/gorman-smithbio2021-Pres0421dgs.docx)</text:p>
          </table:table-cell>
          <table:table-cell table:number-columns-repeated="4"/>
          <table:table-cell office:value-type="string" calcext:value-type="string">
            <text:p>Elizabeth Coolidge P&amp;E</text:p>
          </table:table-cell>
          <table:table-cell office:value-type="string" calcext:value-type="string">
            <text:p>checked</text:p>
          </table:table-cell>
          <table:table-cell table:number-columns-repeated="28"/>
          <table:table-cell table:formula="of:=[.A4] &amp; IF([.D4] &lt;&gt; &quot;&quot;;&quot;, &quot; &amp; [.D4]; &quot;&quot;) &amp; &quot;&lt;br&gt;&quot;" office:value-type="string" office:string-value="Deb Boyda&lt;br&gt;" calcext:value-type="string">
            <text:p>Deb Boyda&lt;br&gt;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Linda Imonti</text:p>
          </table:table-cell>
          <table:table-cell table:style-name="ce2" table:number-columns-repeated="2"/>
          <table:table-cell table:style-name="ce5"/>
          <table:table-cell table:number-columns-repeated="3"/>
          <table:table-cell office:value-type="string" calcext:value-type="string">
            <text:p>4/19/2022 12:00pm</text:p>
          </table:table-cell>
          <table:table-cell table:number-columns-repeated="5"/>
          <table:table-cell office:value-type="string" calcext:value-type="string">
            <text:p>Completed: <text:s/>Date set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6/22/2022 8:00am</text:p>
          </table:table-cell>
          <table:table-cell office:value-type="string" calcext:value-type="string">
            <text:p>Paulita Pike - Ropes &amp; Gray.pdf (https://dl.airtable.com/.attachments/877c6c50f221bad7126f3f5724a4009e/2b725afe/PaulitaPike-RopesGray.pdf)</text:p>
          </table:table-cell>
          <table:table-cell office:value-type="string" calcext:value-type="string">
            <text:p>52007584_1.doc (https://dl.airtable.com/.attachments/6d4d8ee61723bc122db4bfcdfef74efb/4e3c43c8/52007584_1.doc)</text:p>
          </table:table-cell>
          <table:table-cell table:number-columns-repeated="4"/>
          <table:table-cell office:value-type="string" calcext:value-type="string">
            <text:p>Sarah Guernsey P&amp;E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27"/>
          <table:table-cell table:formula="of:=[.A5] &amp; IF([.D5] &lt;&gt; &quot;&quot;;&quot;, &quot; &amp; [.D5]; &quot;&quot;) &amp; &quot;&lt;br&gt;&quot;" office:value-type="string" office:string-value="Linda Imonti&lt;br&gt;" calcext:value-type="string">
            <text:p>Linda Imonti&lt;br&gt;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Suzet McKinney</text:p>
          </table:table-cell>
          <table:table-cell table:style-name="ce2" table:number-columns-repeated="3"/>
          <table:table-cell table:number-columns-repeated="48"/>
          <table:table-cell table:formula="of:=[.A6] &amp; IF([.D6] &lt;&gt; &quot;&quot;;&quot;, &quot; &amp; [.D6]; &quot;&quot;) &amp; &quot;&lt;br&gt;&quot;" office:value-type="string" office:string-value="Suzet McKinney&lt;br&gt;" calcext:value-type="string">
            <text:p>Suzet McKinney&lt;br&gt;</text:p>
          </table:table-cell>
          <table:table-cell table:number-columns-repeated="971"/>
        </table:table-row>
        <table:table-row table:style-name="ro1">
          <table:table-cell table:style-name="ce2" table:number-columns-repeated="4"/>
          <table:table-cell table:number-columns-repeated="48"/>
          <table:table-cell table:formula="of:=[.A7] &amp; IF([.D7] &lt;&gt; &quot;&quot;;&quot;, &quot; &amp; [.D7]; &quot;&quot;) &amp; &quot;&lt;br&gt;&quot;" office:value-type="string" office:string-value="&lt;br&gt;" calcext:value-type="string">
            <text:p>&lt;br&gt;</text:p>
          </table:table-cell>
          <table:table-cell table:number-columns-repeated="971"/>
        </table:table-row>
        <table:table-row table:style-name="ro2">
          <table:table-cell table:style-name="ce4" office:value-type="string" calcext:value-type="string">
            <text:p>Finance and Audit Committee</text:p>
          </table:table-cell>
          <table:table-cell table:style-name="ce2"/>
          <table:table-cell table:style-name="ce5"/>
          <table:table-cell table:style-name="ce2"/>
          <table:table-cell office:value-type="string" calcext:value-type="string">
            <text:p>815-479-5604/Mobile: 847-857-8167</text:p>
          </table:table-cell>
          <table:table-cell office:value-type="string" calcext:value-type="string">
            <text:p>checked</text:p>
          </table:table-cell>
          <table:table-cell table:style-name="ce19" office:value-type="string" calcext:value-type="string">
            <text:p>12/15/2021</text:p>
            <text:p/>
          </table:table-cell>
          <table:table-cell office:value-type="string" calcext:value-type="string">
            <text:p>3/8/2022 12:00pm</text:p>
          </table:table-cell>
          <table:table-cell office:value-type="string" calcext:value-type="string">
            <text:p>checked</text:p>
          </table:table-cell>
          <table:table-cell table:number-columns-repeated="2"/>
          <table:table-cell table:style-name="ce19" office:value-type="string" calcext:value-type="string">
            <text:p>5/6/2022 - Kathy Seegebrecht had to cancel for 5/19 and I only had Yasmine and Kathy. We are now rescheduling for Yasmine and Kathy for Monday, 6/13/22. Sent follow up 4/4/2022 Reached out with Dates to Kim</text:p>
            <text:p/>
          </table:table-cell>
          <table:table-cell/>
          <table:table-cell office:value-type="string" calcext:value-type="string">
            <text:p>5/3/2022 - Sent Second Doodle Poll for reschedule. 4/8/2022 Sent Doodle Poll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6/13/2022 5:30pm</text:p>
          </table:table-cell>
          <table:table-cell/>
          <table:table-cell office:value-type="string" calcext:value-type="string">
            <text:p>Chainey Board Bio - Feb. 2022.pdf (https://dl.airtable.com/.attachments/51982e19a1cb65db87e28e8384013c74/060d296d/ChaineyBoardBio-Feb.2022.pdf)</text:p>
          </table:table-cell>
          <table:table-cell table:number-columns-repeated="4"/>
          <table:table-cell office:value-type="string" calcext:value-type="string">
            <text:p>Barb Bukovac P&amp;E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27"/>
          <table:table-cell table:formula="of:=&quot;&lt;strong&gt;&quot; &amp; [.A8] &amp; &quot;&lt;/strong&gt;&quot;" office:value-type="string" office:string-value="&lt;strong&gt;Finance and Audit Committee&lt;/strong&gt;" calcext:value-type="string">
            <text:p>&lt;strong&gt;Finance and Audit Committee&lt;/strong&gt;</text:p>
          </table:table-cell>
          <table:table-cell table:number-columns-repeated="971"/>
        </table:table-row>
        <table:table-row table:style-name="ro3">
          <table:table-cell table:style-name="ce3" office:value-type="string" calcext:value-type="string">
            <text:p>Deb Boyda</text:p>
          </table:table-cell>
          <table:table-cell table:style-name="ce2"/>
          <table:table-cell table:style-name="ce5"/>
          <table:table-cell table:style-name="ce5" office:value-type="string" calcext:value-type="string">
            <text:p>Chair</text:p>
          </table:table-cell>
          <table:table-cell office:value-type="string" calcext:value-type="string">
            <text:p>312-992-5596 Cell: <text:s/>312.863.0280</text:p>
          </table:table-cell>
          <table:table-cell table:number-columns-repeated="2"/>
          <table:table-cell office:value-type="string" calcext:value-type="string">
            <text:p>6/6/2022 12:00pm</text:p>
          </table:table-cell>
          <table:table-cell table:number-columns-repeated="5"/>
          <table:table-cell office:value-type="string" calcext:value-type="string">
            <text:p>6/10/2022 Sent Doodle Poll <text:s text:c="2"/>RITA CANCELLED STILL TRYING TO GET 7/15 on the Books.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7/15/2022 12:15pm</text:p>
          </table:table-cell>
          <table:table-cell office:value-type="string" calcext:value-type="string">
            <text:p>Cook.Rita.Portrait.Vault-BA1C15.exp.3.28.2023.pdf (https://dl.airtable.com/.attachments/4404e72f23c2f856a965724575d15841/ba930572/Cook.Rita.Portrait.Vault-BA1C15.exp.3.28.2023.pdf)</text:p>
          </table:table-cell>
          <table:table-cell office:value-type="string" calcext:value-type="string">
            <text:p>Cook_Rita_Portrait_Vault-BA1C15_exp_3_28_2023.pdf (https://dl.airtable.com/.attachments/a55b6b46a610459904bd7fcd645586fc/1936441b/Cook_Rita_Portrait_Vault-BA1C15_exp_3_28_2023.pdf),PB RSC Jan 2022.jpg (https://dl.airtable.com/.attachments/d73764d2c39ca7caccbfad65e9664fa5/41287d06/PBRSCJan2022.jpg)</text:p>
          </table:table-cell>
          <table:table-cell table:number-columns-repeated="4"/>
          <table:table-cell table:style-name="ce19" office:value-type="string" calcext:value-type="string">
            <text:p>Katie Lawler P&amp;E</text:p>
            <text:p/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27"/>
          <table:table-cell table:formula="of:=[.A9] &amp; IF([.D9] &lt;&gt; &quot;&quot;;&quot;, &quot; &amp; [.D9]; &quot;&quot;) &amp; &quot;&lt;br&gt;&quot;" office:value-type="string" office:string-value="Deb Boyda, Chair&lt;br&gt;" calcext:value-type="string">
            <text:p>Deb Boyda, Chair&lt;br&gt;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Tracey Benford</text:p>
          </table:table-cell>
          <table:table-cell table:style-name="ce2" table:number-columns-repeated="3"/>
          <table:table-cell table:number-columns-repeated="48"/>
          <table:table-cell table:formula="of:=[.A10] &amp; IF([.D10] &lt;&gt; &quot;&quot;;&quot;, &quot; &amp; [.D10]; &quot;&quot;) &amp; &quot;&lt;br&gt;&quot;" office:value-type="string" office:string-value="Tracey Benford&lt;br&gt;" calcext:value-type="string">
            <text:p>Tracey Benford&lt;br&gt;</text:p>
          </table:table-cell>
          <table:table-cell table:number-columns-repeated="971"/>
        </table:table-row>
        <table:table-row table:style-name="ro1">
          <table:table-cell table:style-name="ce5" office:value-type="string" calcext:value-type="string">
            <text:p>Sidney Dillard</text:p>
          </table:table-cell>
          <table:table-cell table:style-name="ce2" table:number-columns-repeated="3"/>
          <table:table-cell table:number-columns-repeated="48"/>
          <table:table-cell table:formula="of:=[.A11] &amp; IF([.D11] &lt;&gt; &quot;&quot;;&quot;, &quot; &amp; [.D11]; &quot;&quot;) &amp; &quot;&lt;br&gt;&quot;" office:value-type="string" office:string-value="Sidney Dillard&lt;br&gt;" calcext:value-type="string">
            <text:p>Sidney Dillard&lt;br&gt;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Linda Imonti</text:p>
          </table:table-cell>
          <table:table-cell table:style-name="ce2" table:number-columns-repeated="3"/>
          <table:table-cell table:number-columns-repeated="48"/>
          <table:table-cell table:formula="of:=[.A12] &amp; IF([.D12] &lt;&gt; &quot;&quot;;&quot;, &quot; &amp; [.D12]; &quot;&quot;) &amp; &quot;&lt;br&gt;&quot;" office:value-type="string" office:string-value="Linda Imonti&lt;br&gt;" calcext:value-type="string">
            <text:p>Linda Imonti&lt;br&gt;</text:p>
          </table:table-cell>
          <table:table-cell table:number-columns-repeated="971"/>
        </table:table-row>
        <table:table-row table:style-name="ro1">
          <table:table-cell table:style-name="ce2" office:value-type="string" calcext:value-type="string">
            <text:p>Roxanne Martino</text:p>
          </table:table-cell>
          <table:table-cell table:style-name="ce2" table:number-columns-repeated="3"/>
          <table:table-cell table:number-columns-repeated="48"/>
          <table:table-cell table:formula="of:=[.A13] &amp; IF([.D13] &lt;&gt; &quot;&quot;;&quot;, &quot; &amp; [.D13]; &quot;&quot;) &amp; &quot;&lt;br&gt;&quot;" office:value-type="string" office:string-value="Roxanne Martino&lt;br&gt;" calcext:value-type="string">
            <text:p>Roxanne Martino&lt;br&gt;</text:p>
          </table:table-cell>
          <table:table-cell table:number-columns-repeated="971"/>
        </table:table-row>
        <table:table-row table:style-name="ro1">
          <table:table-cell table:style-name="ce2" table:number-columns-repeated="4"/>
          <table:table-cell table:number-columns-repeated="48"/>
          <table:table-cell table:formula="of:=[.A14] &amp; IF([.D14] &lt;&gt; &quot;&quot;;&quot;, &quot; &amp; [.D14]; &quot;&quot;) &amp; &quot;&lt;br&gt;&quot;" office:value-type="string" office:string-value="&lt;br&gt;" calcext:value-type="string">
            <text:p>&lt;br&gt;</text:p>
          </table:table-cell>
          <table:table-cell table:number-columns-repeated="971"/>
        </table:table-row>
        <table:table-row table:style-name="ro1">
          <table:table-cell table:style-name="ce4" office:value-type="string" calcext:value-type="string">
            <text:p>Governance Committee</text:p>
          </table:table-cell>
          <table:table-cell table:style-name="ce2" table:number-columns-repeated="3"/>
          <table:table-cell table:number-columns-repeated="48"/>
          <table:table-cell table:formula="of:=[.A15] &amp; IF([.D15] &lt;&gt; &quot;&quot;;&quot;, &quot; &amp; [.D15]; &quot;&quot;) &amp; &quot;&lt;br&gt;&quot;" office:value-type="string" office:string-value="Governance Committee&lt;br&gt;" calcext:value-type="string">
            <text:p>Governance Committee&lt;br&gt;</text:p>
          </table:table-cell>
          <table:table-cell table:number-columns-repeated="971"/>
        </table:table-row>
        <table:table-row table:style-name="ro4">
          <table:table-cell table:style-name="ce3" office:value-type="string" calcext:value-type="string">
            <text:p>Angela Williams</text:p>
          </table:table-cell>
          <table:table-cell table:style-name="ce2"/>
          <table:table-cell table:style-name="ce5"/>
          <table:table-cell table:style-name="ce2" office:value-type="string" calcext:value-type="string">
            <text:p>Chair</text:p>
          </table:table-cell>
          <table:table-cell office:value-type="string" calcext:value-type="string">
            <text:p>(312) 424-8258</text:p>
          </table:table-cell>
          <table:table-cell table:number-columns-repeated="2"/>
          <table:table-cell office:value-type="string" calcext:value-type="string">
            <text:p>6/16/2022 8:00am</text:p>
          </table:table-cell>
          <table:table-cell office:value-type="string" calcext:value-type="string">
            <text:p>checked</text:p>
          </table:table-cell>
          <table:table-cell table:number-columns-repeated="4"/>
          <table:table-cell office:value-type="string" calcext:value-type="string">
            <text:p>6/29 Sent email to Holly for July dates.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7/12/2022 12:15pm</text:p>
          </table:table-cell>
          <table:table-cell office:value-type="string" calcext:value-type="string">
            <text:p>Holly Tyson Bio.pdf (https://dl.airtable.com/.attachments/d8a5dc9651fd9d9fd113b49c3a18c077/da559fec/HollyTysonBio.pdf),Holly Tyson CV 2022.pdf (https://dl.airtable.com/.attachments/03d71a10c8ed0f6f4e099411aa406f87/43f868a4/HollyTysonCV2022.pdf)</text:p>
          </table:table-cell>
          <table:table-cell table:number-columns-repeated="5"/>
          <table:table-cell office:value-type="string" calcext:value-type="string">
            <text:p>Suzanne Stelter P&amp;E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27"/>
          <table:table-cell table:formula="of:=[.A16] &amp; IF([.D16] &lt;&gt; &quot;&quot;;&quot;, &quot; &amp; [.D16]; &quot;&quot;) &amp; &quot;&lt;br&gt;&quot;" office:value-type="string" office:string-value="Angela Williams, Chair&lt;br&gt;" calcext:value-type="string">
            <text:p>Angela Williams, Chair&lt;br&gt;</text:p>
          </table:table-cell>
          <table:table-cell table:number-columns-repeated="971"/>
        </table:table-row>
        <table:table-row table:style-name="ro5">
          <table:table-cell table:style-name="ce3" office:value-type="string" calcext:value-type="string">
            <text:p>Marsha Cruzan</text:p>
          </table:table-cell>
          <table:table-cell table:style-name="ce2"/>
          <table:table-cell table:style-name="ce5"/>
          <table:table-cell table:style-name="ce2"/>
          <table:table-cell/>
          <table:table-cell office:value-type="string" calcext:value-type="string">
            <text:p>checked</text:p>
          </table:table-cell>
          <table:table-cell table:style-name="ce19" office:value-type="string" calcext:value-type="string">
            <text:p>12/15/2021</text:p>
            <text:p/>
          </table:table-cell>
          <table:table-cell office:value-type="string" calcext:value-type="string">
            <text:p>2/22/2022 8:00am</text:p>
          </table:table-cell>
          <table:table-cell office:value-type="string" calcext:value-type="string">
            <text:p>checked</text:p>
          </table:table-cell>
          <table:table-cell table:number-columns-repeated="2"/>
          <table:table-cell table:style-name="ce19" office:value-type="string" calcext:value-type="string">
            <text:p>3/29/2022:  received new dates from Joanna. 3/2/22:  As Risk Manager, Joanna is tied up re: Invasion of Ukraine.  We need to postpone for an in person meeting w/committee when things calm down. </text:p>
            <text:p>2/28/2022 Reached out for Committee Meeting</text:p>
          </table:table-cell>
          <table:table-cell/>
          <table:table-cell office:value-type="string" calcext:value-type="string">
            <text:p>6/10 Send Reschedule email to Committee today. 3/30/2022 - New Doodle poll sent to Committee. 3/2/2022 - Meeting on Hold.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7/14/2022 5:30pm</text:p>
          </table:table-cell>
          <table:table-cell office:value-type="string" calcext:value-type="string">
            <text:p>Elledge_211209_3541_CIT_J_Welsh_365_clean.JPG (https://dl.airtable.com/.attachments/6542a102ab60dde01baf99958058e55b/9db3fba1/Elledge_211209_3541_CIT_J_Welsh_365_clean.JPG)</text:p>
          </table:table-cell>
          <table:table-cell office:value-type="string" calcext:value-type="string">
            <text:p>Joanna Welsh Bio.docx (https://dl.airtable.com/.attachments/3e605bef2f6e63ce1c74ecc683f354be/a7990a11/JoannaWelshBio.docx)</text:p>
          </table:table-cell>
          <table:table-cell table:number-columns-repeated="4"/>
          <table:table-cell table:style-name="ce19" office:value-type="string" calcext:value-type="string">
            <text:p>Angelique David P&amp;E</text:p>
            <text:p/>
            <text:p/>
          </table:table-cell>
          <table:table-cell office:value-type="string" calcext:value-type="string">
            <text:p>checked</text:p>
          </table:table-cell>
          <table:table-cell table:number-columns-repeated="28"/>
          <table:table-cell table:formula="of:=[.A17] &amp; IF([.D17] &lt;&gt; &quot;&quot;;&quot;, &quot; &amp; [.D17]; &quot;&quot;) &amp; &quot;&lt;br&gt;&quot;" office:value-type="string" office:string-value="Marsha Cruzan&lt;br&gt;" calcext:value-type="string">
            <text:p>Marsha Cruzan&lt;br&gt;</text:p>
          </table:table-cell>
          <table:table-cell table:number-columns-repeated="971"/>
        </table:table-row>
        <table:table-row table:style-name="ro6">
          <table:table-cell table:style-name="ce3" office:value-type="string" calcext:value-type="string">
            <text:p>Patricia Brown Holmes</text:p>
          </table:table-cell>
          <table:table-cell table:style-name="ce2"/>
          <table:table-cell table:style-name="ce5"/>
          <table:table-cell table:style-name="ce2"/>
          <table:table-cell table:number-columns-repeated="9"/>
          <table:table-cell office:value-type="string" calcext:value-type="string">
            <text:p>Completed: <text:s/>Date set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6/23/2022 5:30pm</text:p>
          </table:table-cell>
          <table:table-cell table:number-columns-repeated="6"/>
          <table:table-cell table:style-name="ce19" office:value-type="string" calcext:value-type="string">
            <text:p>Linda Coberly P&amp;E</text:p>
            <text:p/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27"/>
          <table:table-cell table:formula="of:=[.A18] &amp; IF([.D18] &lt;&gt; &quot;&quot;;&quot;, &quot; &amp; [.D18]; &quot;&quot;) &amp; &quot;&lt;br&gt;&quot;" office:value-type="string" office:string-value="Patricia Brown Holmes&lt;br&gt;" calcext:value-type="string">
            <text:p>Patricia Brown Holmes&lt;br&gt;</text:p>
          </table:table-cell>
          <table:table-cell table:number-columns-repeated="971"/>
        </table:table-row>
        <table:table-row table:style-name="ro7">
          <table:table-cell table:style-name="ce3" office:value-type="string" calcext:value-type="string">
            <text:p>Grace Hou</text:p>
          </table:table-cell>
          <table:table-cell table:style-name="ce2" table:number-columns-repeated="3"/>
          <table:table-cell table:number-columns-repeated="9"/>
          <table:table-cell office:value-type="string" calcext:value-type="string">
            <text:p>6/10/2022 Sent Doodle Poll</text:p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5/25/2022 8:00am</text:p>
          </table:table-cell>
          <table:table-cell/>
          <table:table-cell office:value-type="string" calcext:value-type="string">
            <text:p>Ruth Colby Bio with Headshot.doc (https://dl.airtable.com/.attachments/e7a8d61ad1ad83a57ea9a559fcfb248d/dc78971d/RuthColbyBiowithHeadshot.doc)</text:p>
          </table:table-cell>
          <table:table-cell table:number-columns-repeated="4"/>
          <table:table-cell table:style-name="ce19" office:value-type="string" calcext:value-type="string">
            <text:p>Marilyn Lissner (NOT ON P&amp;E)</text:p>
            <text:p/>
          </table:table-cell>
          <table:table-cell office:value-type="string" calcext:value-type="string">
            <text:p>checked</text:p>
          </table:table-cell>
          <table:table-cell office:value-type="string" calcext:value-type="string">
            <text:p>YES</text:p>
          </table:table-cell>
          <table:table-cell table:number-columns-repeated="27"/>
          <table:table-cell table:formula="of:=[.A19] &amp; IF([.D19] &lt;&gt; &quot;&quot;;&quot;, &quot; &amp; [.D19]; &quot;&quot;) &amp; &quot;&lt;br&gt;&quot;" office:value-type="string" office:string-value="Grace Hou&lt;br&gt;" calcext:value-type="string">
            <text:p>Grace Hou&lt;br&gt;</text:p>
          </table:table-cell>
          <table:table-cell table:number-columns-repeated="971"/>
        </table:table-row>
        <table:table-row table:style-name="ro1">
          <table:table-cell table:style-name="ce5"/>
          <table:table-cell table:style-name="ce2" table:number-columns-repeated="3"/>
          <table:table-cell table:number-columns-repeated="1020"/>
        </table:table-row>
        <table:table-row table:style-name="ro1">
          <table:table-cell table:style-name="ce2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Membership Committee</text:p>
          </table:table-cell>
          <table:table-cell table:style-name="ce7" table:number-columns-repeated="3"/>
          <table:table-cell table:number-columns-repeated="48"/>
          <table:table-cell table:formula="of:=&quot;&lt;strong&gt;&quot; &amp; [.A22] &amp; &quot;&lt;/strong&gt;&quot;" office:value-type="string" office:string-value="&lt;strong&gt;Membership Committee&lt;/strong&gt;" calcext:value-type="string">
            <text:p>&lt;strong&gt;Membership Committee&lt;/strong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Suzet McKinney</text:p>
          </table:table-cell>
          <table:table-cell table:style-name="ce7" table:number-columns-repeated="2"/>
          <table:table-cell table:style-name="ce7" office:value-type="string" calcext:value-type="string">
            <text:p>Chair</text:p>
          </table:table-cell>
          <table:table-cell table:number-columns-repeated="48"/>
          <table:table-cell table:formula="of:=[.A23] &amp; IF([.D23] &lt;&gt; &quot;&quot;;&quot;, &quot; &amp; [.D23]; &quot;&quot;) &amp; &quot;&lt;br&gt;&quot;" office:value-type="string" office:string-value="Suzet McKinney, Chair&lt;br&gt;" calcext:value-type="string">
            <text:p>Suzet McKinney, Chair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Teri Arvesu</text:p>
          </table:table-cell>
          <table:table-cell table:style-name="ce16"/>
          <table:table-cell table:style-name="ce8" office:value-type="string" calcext:value-type="string">
            <text:p>Chair, Media &amp; Communications Subcommittee</text:p>
          </table:table-cell>
          <table:table-cell table:style-name="ce7" office:value-type="string" calcext:value-type="string">
            <text:p>Chair, Media &amp; Communications Subcommittee</text:p>
          </table:table-cell>
          <table:table-cell table:number-columns-repeated="48"/>
          <table:table-cell table:formula="of:=[.A24] &amp; IF([.D24] &lt;&gt; &quot;&quot;;&quot;, &quot; &amp; [.D24]; &quot;&quot;) &amp; &quot;&lt;br&gt;&quot;" office:value-type="string" office:string-value="Teri Arvesu, Chair, Media &amp; Communications Subcommittee&lt;br&gt;" calcext:value-type="string">
            <text:p>Teri Arvesu, Chair, Media &amp; Communications Subcommitte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Verneda Bachus</text:p>
          </table:table-cell>
          <table:table-cell table:style-name="ce8" office:value-type="string" calcext:value-type="string">
            <text:p>Chair, Health, Science &amp; Medicine Subcommittee </text:p>
          </table:table-cell>
          <table:table-cell table:style-name="ce16"/>
          <table:table-cell table:style-name="ce7" office:value-type="string" calcext:value-type="string">
            <text:p>Chair, Health, Science &amp; Medicine Subcommittee </text:p>
          </table:table-cell>
          <table:table-cell office:value-type="string" calcext:value-type="string">
            <text:p>Chair, Health, Science &amp; Medicine Subcommittee </text:p>
          </table:table-cell>
          <table:table-cell table:number-columns-repeated="47"/>
          <table:table-cell table:formula="of:=[.A25] &amp; IF([.D25] &lt;&gt; &quot;&quot;;&quot;, &quot; &amp; [.D25]; &quot;&quot;) &amp; &quot;&lt;br&gt;&quot;" office:value-type="string" office:string-value="Verneda Bachus, Chair, Health, Science &amp; Medicine Subcommittee &lt;br&gt;" calcext:value-type="string">
            <text:p>Verneda Bachus, Chair, Health, Science &amp; Medicine Subcommittee 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Gina Berndt</text:p>
          </table:table-cell>
          <table:table-cell table:style-name="ce16"/>
          <table:table-cell table:style-name="ce8" office:value-type="string" calcext:value-type="string">
            <text:p>Chair, Professional Services &amp; Associations Subcommittee</text:p>
          </table:table-cell>
          <table:table-cell table:style-name="ce7" office:value-type="string" calcext:value-type="string">
            <text:p>Chair, Professional Services &amp; Associations Subcommittee</text:p>
          </table:table-cell>
          <table:table-cell/>
          <table:table-cell office:value-type="string" calcext:value-type="string">
            <text:p>Chair, Professional Services &amp; Associations Subcommittee</text:p>
          </table:table-cell>
          <table:table-cell table:number-columns-repeated="46"/>
          <table:table-cell table:formula="of:=[.A26] &amp; IF([.D26] &lt;&gt; &quot;&quot;;&quot;, &quot; &amp; [.D26]; &quot;&quot;) &amp; &quot;&lt;br&gt;&quot;" office:value-type="string" office:string-value="Gina Berndt, Chair, Professional Services &amp; Associations Subcommittee&lt;br&gt;" calcext:value-type="string">
            <text:p>Gina Berndt, Chair, Professional Services &amp; Associations Subcommitte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Cathy Birkland</text:p>
          </table:table-cell>
          <table:table-cell table:style-name="ce16"/>
          <table:table-cell table:style-name="ce8" office:value-type="string" calcext:value-type="string">
            <text:p>Chair, Law Subcommittee</text:p>
          </table:table-cell>
          <table:table-cell table:style-name="ce7" office:value-type="string" calcext:value-type="string">
            <text:p>Chair, Law Subcommittee</text:p>
          </table:table-cell>
          <table:table-cell/>
          <table:table-cell office:value-type="string" calcext:value-type="string">
            <text:p>Chair, Law Subcommittee</text:p>
          </table:table-cell>
          <table:table-cell table:number-columns-repeated="46"/>
          <table:table-cell table:formula="of:=[.A27] &amp; IF([.D27] &lt;&gt; &quot;&quot;;&quot;, &quot; &amp; [.D27]; &quot;&quot;) &amp; &quot;&lt;br&gt;&quot;" office:value-type="string" office:string-value="Cathy Birkland, Chair, Law Subcommittee&lt;br&gt;" calcext:value-type="string">
            <text:p>Cathy Birkland, Chair, Law Subcommitte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Sidney Dillard</text:p>
          </table:table-cell>
          <table:table-cell table:style-name="ce16"/>
          <table:table-cell table:style-name="ce8" office:value-type="string" calcext:value-type="string">
            <text:p>Chair, Financial Services Subcommittee</text:p>
          </table:table-cell>
          <table:table-cell table:style-name="ce7" office:value-type="string" calcext:value-type="string">
            <text:p>Chair, Financial Services Subcommittee</text:p>
          </table:table-cell>
          <table:table-cell/>
          <table:table-cell office:value-type="string" calcext:value-type="string">
            <text:p>Chair, Financial Services Subcommittee</text:p>
          </table:table-cell>
          <table:table-cell table:number-columns-repeated="46"/>
          <table:table-cell table:formula="of:=[.A28] &amp; IF([.D28] &lt;&gt; &quot;&quot;;&quot;, &quot; &amp; [.D28]; &quot;&quot;) &amp; &quot;&lt;br&gt;&quot;" office:value-type="string" office:string-value="Sidney Dillard, Chair, Financial Services Subcommittee&lt;br&gt;" calcext:value-type="string">
            <text:p>Sidney Dillard, Chair, Financial Services Subcommitte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Sarah Herda</text:p>
          </table:table-cell>
          <table:table-cell table:style-name="ce16"/>
          <table:table-cell table:style-name="ce8"/>
          <table:table-cell table:style-name="ce7" office:value-type="string" calcext:value-type="string">
            <text:p>Chair, Arts &amp; Culture Subcommittee</text:p>
          </table:table-cell>
          <table:table-cell table:number-columns-repeated="48"/>
          <table:table-cell table:formula="of:=[.A29] &amp; IF([.D29] &lt;&gt; &quot;&quot;;&quot;, &quot; &amp; [.D29]; &quot;&quot;) &amp; &quot;&lt;br&gt;&quot;" office:value-type="string" office:string-value="Sarah Herda, Chair, Arts &amp; Culture Subcommittee&lt;br&gt;" calcext:value-type="string">
            <text:p>Sarah Herda, Chair, Arts &amp; Culture Subcommitte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Jane Mentzinger</text:p>
          </table:table-cell>
          <table:table-cell table:style-name="ce16"/>
          <table:table-cell table:style-name="ce8" office:value-type="string" calcext:value-type="string">
            <text:p>Chair, Nonprofit Subcommittee</text:p>
          </table:table-cell>
          <table:table-cell table:style-name="ce7" office:value-type="string" calcext:value-type="string">
            <text:p>Chair, Nonprofit Subcommittee</text:p>
          </table:table-cell>
          <table:table-cell/>
          <table:table-cell office:value-type="string" calcext:value-type="string">
            <text:p>Chair, Nonprofit Subcommittee</text:p>
          </table:table-cell>
          <table:table-cell table:number-columns-repeated="46"/>
          <table:table-cell table:formula="of:=[.A30] &amp; IF([.D30] &lt;&gt; &quot;&quot;;&quot;, &quot; &amp; [.D30]; &quot;&quot;) &amp; &quot;&lt;br&gt;&quot;" office:value-type="string" office:string-value="Jane Mentzinger, Chair, Nonprofit Subcommittee&lt;br&gt;" calcext:value-type="string">
            <text:p>Jane Mentzinger, Chair, Nonprofit Subcommitte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Susan Poser</text:p>
          </table:table-cell>
          <table:table-cell table:style-name="ce16"/>
          <table:table-cell table:number-columns-repeated="2" table:style-name="ce8" office:value-type="string" calcext:value-type="string">
            <text:p>Chair, Higher Education Subcommittee</text:p>
          </table:table-cell>
          <table:table-cell/>
          <table:table-cell office:value-type="string" calcext:value-type="string">
            <text:p>Chair, Higher Education Subcommittee</text:p>
          </table:table-cell>
          <table:table-cell table:number-columns-repeated="46"/>
          <table:table-cell table:formula="of:=[.A31] &amp; IF([.D31] &lt;&gt; &quot;&quot;;&quot;, &quot; &amp; [.D31]; &quot;&quot;) &amp; &quot;&lt;br&gt;&quot;" office:value-type="string" office:string-value="Susan Poser, Chair, Higher Education Subcommittee&lt;br&gt;" calcext:value-type="string">
            <text:p>Susan Poser, Chair, Higher Education Subcommitte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Julie Scott</text:p>
          </table:table-cell>
          <table:table-cell table:style-name="ce16"/>
          <table:table-cell table:style-name="ce8" office:value-type="string" calcext:value-type="string">
            <text:p>Chair, Mid-Size Private Companies Subcommittee</text:p>
          </table:table-cell>
          <table:table-cell table:style-name="ce7" office:value-type="string" calcext:value-type="string">
            <text:p>Chair, Mid-Size Private Companies Subcommittee</text:p>
          </table:table-cell>
          <table:table-cell/>
          <table:table-cell office:value-type="string" calcext:value-type="string">
            <text:p>Chair, Mid-Size Private Companies Subcommittee</text:p>
          </table:table-cell>
          <table:table-cell table:number-columns-repeated="46"/>
          <table:table-cell table:formula="of:=[.A32] &amp; IF([.D32] &lt;&gt; &quot;&quot;;&quot;, &quot; &amp; [.D32]; &quot;&quot;) &amp; &quot;&lt;br&gt;&quot;" office:value-type="string" office:string-value="Julie Scott, Chair, Mid-Size Private Companies Subcommittee&lt;br&gt;" calcext:value-type="string">
            <text:p>Julie Scott, Chair, Mid-Size Private Companies Subcommitte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Z. Scott</text:p>
          </table:table-cell>
          <table:table-cell table:style-name="ce16" table:number-columns-repeated="2"/>
          <table:table-cell table:style-name="ce7" office:value-type="string" calcext:value-type="string">
            <text:p>Chair, Government Subcommittee</text:p>
          </table:table-cell>
          <table:table-cell table:number-columns-repeated="2"/>
          <table:table-cell office:value-type="string" calcext:value-type="string">
            <text:p>Chair, Government Subcommittee</text:p>
          </table:table-cell>
          <table:table-cell table:number-columns-repeated="45"/>
          <table:table-cell table:formula="of:=[.A33] &amp; IF([.D33] &lt;&gt; &quot;&quot;;&quot;, &quot; &amp; [.D33]; &quot;&quot;) &amp; &quot;&lt;br&gt;&quot;" office:value-type="string" office:string-value="Z. Scott, Chair, Government Subcommittee&lt;br&gt;" calcext:value-type="string">
            <text:p>Z. Scott, Chair, Government Subcommitte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Yasmine Winkler</text:p>
          </table:table-cell>
          <table:table-cell table:style-name="ce8" office:value-type="string" calcext:value-type="string">
            <text:p>Chair, Corporate Subcommittee </text:p>
          </table:table-cell>
          <table:table-cell table:style-name="ce16"/>
          <table:table-cell table:style-name="ce7" office:value-type="string" calcext:value-type="string">
            <text:p>Chair, Corporate Subcommittee </text:p>
          </table:table-cell>
          <table:table-cell office:value-type="string" calcext:value-type="string">
            <text:p>Chair, Corporate Subcommittee </text:p>
          </table:table-cell>
          <table:table-cell table:number-columns-repeated="47"/>
          <table:table-cell table:formula="of:=[.A34] &amp; IF([.D34] &lt;&gt; &quot;&quot;;&quot;, &quot; &amp; [.D34]; &quot;&quot;) &amp; &quot;&lt;br&gt;&quot;" office:value-type="string" office:string-value="Yasmine Winkler, Chair, Corporate Subcommittee &lt;br&gt;" calcext:value-type="string">
            <text:p>Yasmine Winkler, Chair, Corporate Subcommittee &lt;br&gt;</text:p>
          </table:table-cell>
          <table:table-cell table:number-columns-repeated="971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Communications Committee</text:p>
          </table:table-cell>
          <table:table-cell table:style-name="ce7" table:number-columns-repeated="3"/>
          <table:table-cell table:number-columns-repeated="48"/>
          <table:table-cell table:formula="of:=&quot;&lt;strong&gt;&quot; &amp; [.A36] &amp; &quot;&lt;/strong&gt;&quot;" office:value-type="string" office:string-value="&lt;strong&gt;Communications Committee&lt;/strong&gt;" calcext:value-type="string">
            <text:p>&lt;strong&gt;Communications Committee&lt;/strong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Kary McIlwain</text:p>
          </table:table-cell>
          <table:table-cell table:style-name="ce7" table:number-columns-repeated="2"/>
          <table:table-cell table:style-name="ce7" office:value-type="string" calcext:value-type="string">
            <text:p>Chair</text:p>
          </table:table-cell>
          <table:table-cell table:number-columns-repeated="48"/>
          <table:table-cell table:formula="of:=[.A37] &amp; IF([.D37] &lt;&gt; &quot;&quot;;&quot;, &quot; &amp; [.D37]; &quot;&quot;) &amp; &quot;&lt;br&gt;&quot;" office:value-type="string" office:string-value="Kary McIlwain, Chair&lt;br&gt;" calcext:value-type="string">
            <text:p>Kary McIlwain, Chair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Gayla Brockman</text:p>
          </table:table-cell>
          <table:table-cell table:style-name="ce7" table:number-columns-repeated="3"/>
          <table:table-cell table:number-columns-repeated="48"/>
          <table:table-cell table:formula="of:=[.A38] &amp; IF([.D38] &lt;&gt; &quot;&quot;;&quot;, &quot; &amp; [.D38]; &quot;&quot;) &amp; &quot;&lt;br&gt;&quot;" office:value-type="string" office:string-value="Gayla Brockman&lt;br&gt;" calcext:value-type="string">
            <text:p>Gayla Brockman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Kathleen Carroll</text:p>
          </table:table-cell>
          <table:table-cell table:style-name="ce7" table:number-columns-repeated="3"/>
          <table:table-cell table:number-columns-repeated="48"/>
          <table:table-cell table:formula="of:=[.A39] &amp; IF([.D39] &lt;&gt; &quot;&quot;;&quot;, &quot; &amp; [.D39]; &quot;&quot;) &amp; &quot;&lt;br&gt;&quot;" office:value-type="string" office:string-value="Kathleen Carroll&lt;br&gt;" calcext:value-type="string">
            <text:p>Kathleen Carroll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Yvonne Franzese</text:p>
          </table:table-cell>
          <table:table-cell table:style-name="ce7" table:number-columns-repeated="3"/>
          <table:table-cell table:number-columns-repeated="48"/>
          <table:table-cell table:formula="of:=[.A40] &amp; IF([.D40] &lt;&gt; &quot;&quot;;&quot;, &quot; &amp; [.D40]; &quot;&quot;) &amp; &quot;&lt;br&gt;&quot;" office:value-type="string" office:string-value="Yvonne Franzese&lt;br&gt;" calcext:value-type="string">
            <text:p>Yvonne Franzes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Lindsey Jenkins</text:p>
          </table:table-cell>
          <table:table-cell table:style-name="ce7" table:number-columns-repeated="3"/>
          <table:table-cell table:number-columns-repeated="48"/>
          <table:table-cell table:formula="of:=[.A41] &amp; IF([.D41] &lt;&gt; &quot;&quot;;&quot;, &quot; &amp; [.D41]; &quot;&quot;) &amp; &quot;&lt;br&gt;&quot;" office:value-type="string" office:string-value="Lindsey Jenkins&lt;br&gt;" calcext:value-type="string">
            <text:p>Lindsey Jenkins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Diane Pearse</text:p>
          </table:table-cell>
          <table:table-cell table:style-name="ce7" table:number-columns-repeated="3"/>
          <table:table-cell table:number-columns-repeated="48"/>
          <table:table-cell table:formula="of:=[.A42] &amp; IF([.D42] &lt;&gt; &quot;&quot;;&quot;, &quot; &amp; [.D42]; &quot;&quot;) &amp; &quot;&lt;br&gt;&quot;" office:value-type="string" office:string-value="Diane Pearse&lt;br&gt;" calcext:value-type="string">
            <text:p>Diane Pears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Aurelie Richard</text:p>
          </table:table-cell>
          <table:table-cell table:style-name="ce7" table:number-columns-repeated="3"/>
          <table:table-cell table:number-columns-repeated="48"/>
          <table:table-cell table:formula="of:=[.A43] &amp; IF([.D43] &lt;&gt; &quot;&quot;;&quot;, &quot; &amp; [.D43]; &quot;&quot;) &amp; &quot;&lt;br&gt;&quot;" office:value-type="string" office:string-value="Aurelie Richard&lt;br&gt;" calcext:value-type="string">
            <text:p>Aurelie Richard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Michelle Russell</text:p>
          </table:table-cell>
          <table:table-cell table:style-name="ce7" table:number-columns-repeated="3"/>
          <table:table-cell table:number-columns-repeated="48"/>
          <table:table-cell table:formula="of:=[.A44] &amp; IF([.D44] &lt;&gt; &quot;&quot;;&quot;, &quot; &amp; [.D44]; &quot;&quot;) &amp; &quot;&lt;br&gt;&quot;" office:value-type="string" office:string-value="Michelle Russell&lt;br&gt;" calcext:value-type="string">
            <text:p>Michelle Russell&lt;br&gt;</text:p>
          </table:table-cell>
          <table:table-cell table:number-columns-repeated="971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Emerita Committee</text:p>
          </table:table-cell>
          <table:table-cell table:style-name="ce7" table:number-columns-repeated="3"/>
          <table:table-cell table:number-columns-repeated="48"/>
          <table:table-cell table:formula="of:=&quot;&lt;strong&gt;&quot; &amp; [.A46] &amp; &quot;&lt;/strong&gt;&quot;" office:value-type="string" office:string-value="&lt;strong&gt;Emerita Committee&lt;/strong&gt;" calcext:value-type="string">
            <text:p>&lt;strong&gt;Emerita Committee&lt;/strong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Elizabeth Richter</text:p>
          </table:table-cell>
          <table:table-cell table:style-name="ce7" table:number-columns-repeated="2"/>
          <table:table-cell table:style-name="ce7" office:value-type="string" calcext:value-type="string">
            <text:p>Chair</text:p>
          </table:table-cell>
          <table:table-cell table:number-columns-repeated="48"/>
          <table:table-cell table:formula="of:=[.A47] &amp; IF([.D47] &lt;&gt; &quot;&quot;;&quot;, &quot; &amp; [.D47]; &quot;&quot;) &amp; &quot;&lt;br&gt;&quot;" office:value-type="string" office:string-value="Elizabeth Richter, Chair&lt;br&gt;" calcext:value-type="string">
            <text:p>Elizabeth Richter, Chair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Barbara Provus</text:p>
          </table:table-cell>
          <table:table-cell table:style-name="ce7" table:number-columns-repeated="3"/>
          <table:table-cell table:number-columns-repeated="48"/>
          <table:table-cell table:formula="of:=[.A48] &amp; IF([.D48] &lt;&gt; &quot;&quot;;&quot;, &quot; &amp; [.D48]; &quot;&quot;) &amp; &quot;&lt;br&gt;&quot;" office:value-type="string" office:string-value="Barbara Provus&lt;br&gt;" calcext:value-type="string">
            <text:p>Barbara Provus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Anna Rappaport</text:p>
          </table:table-cell>
          <table:table-cell table:style-name="ce7" table:number-columns-repeated="3"/>
          <table:table-cell table:number-columns-repeated="48"/>
          <table:table-cell table:formula="of:=[.A49] &amp; IF([.D49] &lt;&gt; &quot;&quot;;&quot;, &quot; &amp; [.D49]; &quot;&quot;) &amp; &quot;&lt;br&gt;&quot;" office:value-type="string" office:string-value="Anna Rappaport&lt;br&gt;" calcext:value-type="string">
            <text:p>Anna Rappaport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Toni Smith</text:p>
          </table:table-cell>
          <table:table-cell table:style-name="ce7" table:number-columns-repeated="3"/>
          <table:table-cell table:number-columns-repeated="48"/>
          <table:table-cell table:formula="of:=[.A50] &amp; IF([.D50] &lt;&gt; &quot;&quot;;&quot;, &quot; &amp; [.D50]; &quot;&quot;) &amp; &quot;&lt;br&gt;&quot;" office:value-type="string" office:string-value="Toni Smith&lt;br&gt;" calcext:value-type="string">
            <text:p>Toni Smith&lt;br&gt;</text:p>
          </table:table-cell>
          <table:table-cell table:number-columns-repeated="971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Launchpad</text:p>
          </table:table-cell>
          <table:table-cell table:style-name="ce7" table:number-columns-repeated="2"/>
          <table:table-cell table:style-name="ce17"/>
          <table:table-cell table:number-columns-repeated="48"/>
          <table:table-cell table:formula="of:=&quot;&lt;strong&gt;&quot; &amp; [.A52] &amp; &quot;&lt;/strong&gt;&quot;" office:value-type="string" office:string-value="&lt;strong&gt;Launchpad&lt;/strong&gt;" calcext:value-type="string">
            <text:p>&lt;strong&gt;Launchpad&lt;/strong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Shan Bhati</text:p>
          </table:table-cell>
          <table:table-cell table:style-name="ce7" table:number-columns-repeated="2"/>
          <table:table-cell table:style-name="ce17"/>
          <table:table-cell table:number-columns-repeated="48"/>
          <table:table-cell table:formula="of:=[.A53] &amp; IF([.D53] &lt;&gt; &quot;&quot;;&quot;, &quot; &amp; [.D53]; &quot;&quot;) &amp; &quot;&lt;br&gt;&quot;" office:value-type="string" office:string-value="Shan Bhati&lt;br&gt;" calcext:value-type="string">
            <text:p>Shan Bhati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Francesca Cornelli </text:p>
          </table:table-cell>
          <table:table-cell table:style-name="ce7" table:number-columns-repeated="3"/>
          <table:table-cell table:number-columns-repeated="48"/>
          <table:table-cell table:formula="of:=[.A54] &amp; IF([.D54] &lt;&gt; &quot;&quot;;&quot;, &quot; &amp; [.D54]; &quot;&quot;) &amp; &quot;&lt;br&gt;&quot;" office:value-type="string" office:string-value="Francesca Cornelli &lt;br&gt;" calcext:value-type="string">
            <text:p>Francesca Cornelli 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Aarti Dhupelia </text:p>
          </table:table-cell>
          <table:table-cell table:style-name="ce7" table:number-columns-repeated="3"/>
          <table:table-cell table:number-columns-repeated="48"/>
          <table:table-cell table:formula="of:=[.A55] &amp; IF([.D55] &lt;&gt; &quot;&quot;;&quot;, &quot; &amp; [.D55]; &quot;&quot;) &amp; &quot;&lt;br&gt;&quot;" office:value-type="string" office:string-value="Aarti Dhupelia &lt;br&gt;" calcext:value-type="string">
            <text:p>Aarti Dhupelia 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Karyn Esken </text:p>
          </table:table-cell>
          <table:table-cell table:style-name="ce7" table:number-columns-repeated="3"/>
          <table:table-cell table:number-columns-repeated="48"/>
          <table:table-cell table:formula="of:=[.A56] &amp; IF([.D56] &lt;&gt; &quot;&quot;;&quot;, &quot; &amp; [.D56]; &quot;&quot;) &amp; &quot;&lt;br&gt;&quot;" office:value-type="string" office:string-value="Karyn Esken &lt;br&gt;" calcext:value-type="string">
            <text:p>Karyn Esken 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Yonhee Gordon </text:p>
          </table:table-cell>
          <table:table-cell table:style-name="ce7" table:number-columns-repeated="3"/>
          <table:table-cell table:number-columns-repeated="48"/>
          <table:table-cell table:formula="of:=[.A57] &amp; IF([.D57] &lt;&gt; &quot;&quot;;&quot;, &quot; &amp; [.D57]; &quot;&quot;) &amp; &quot;&lt;br&gt;&quot;" office:value-type="string" office:string-value="Yonhee Gordon &lt;br&gt;" calcext:value-type="string">
            <text:p>Yonhee Gordon 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Teresa Wilton Harmon </text:p>
          </table:table-cell>
          <table:table-cell table:style-name="ce7" table:number-columns-repeated="3"/>
          <table:table-cell table:number-columns-repeated="48"/>
          <table:table-cell table:formula="of:=[.A58] &amp; IF([.D58] &lt;&gt; &quot;&quot;;&quot;, &quot; &amp; [.D58]; &quot;&quot;) &amp; &quot;&lt;br&gt;&quot;" office:value-type="string" office:string-value="Teresa Wilton Harmon &lt;br&gt;" calcext:value-type="string">
            <text:p>Teresa Wilton Harmon 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Laurie Joyner </text:p>
          </table:table-cell>
          <table:table-cell table:style-name="ce7" table:number-columns-repeated="3"/>
          <table:table-cell table:number-columns-repeated="48"/>
          <table:table-cell table:formula="of:=[.A59] &amp; IF([.D59] &lt;&gt; &quot;&quot;;&quot;, &quot; &amp; [.D59]; &quot;&quot;) &amp; &quot;&lt;br&gt;&quot;" office:value-type="string" office:string-value="Laurie Joyner &lt;br&gt;" calcext:value-type="string">
            <text:p>Laurie Joyner 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Maria Pesqueira</text:p>
          </table:table-cell>
          <table:table-cell table:style-name="ce7" table:number-columns-repeated="3"/>
          <table:table-cell table:number-columns-repeated="48"/>
          <table:table-cell table:formula="of:=[.A60] &amp; IF([.D60] &lt;&gt; &quot;&quot;;&quot;, &quot; &amp; [.D60]; &quot;&quot;) &amp; &quot;&lt;br&gt;&quot;" office:value-type="string" office:string-value="Maria Pesqueira&lt;br&gt;" calcext:value-type="string">
            <text:p>Maria Pesqueira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Tracie Morris</text:p>
          </table:table-cell>
          <table:table-cell table:style-name="ce7" table:number-columns-repeated="3"/>
          <table:table-cell table:number-columns-repeated="48"/>
          <table:table-cell table:formula="of:=[.A61] &amp; IF([.D61] &lt;&gt; &quot;&quot;;&quot;, &quot; &amp; [.D61]; &quot;&quot;) &amp; &quot;&lt;br&gt;&quot;" office:value-type="string" office:string-value="Tracie Morris&lt;br&gt;" calcext:value-type="string">
            <text:p>Tracie Morris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Aurelie Richard </text:p>
          </table:table-cell>
          <table:table-cell table:style-name="ce7" table:number-columns-repeated="3"/>
          <table:table-cell table:number-columns-repeated="48"/>
          <table:table-cell table:formula="of:=[.A62] &amp; IF([.D62] &lt;&gt; &quot;&quot;;&quot;, &quot; &amp; [.D62]; &quot;&quot;) &amp; &quot;&lt;br&gt;&quot;" office:value-type="string" office:string-value="Aurelie Richard &lt;br&gt;" calcext:value-type="string">
            <text:p>Aurelie Richard 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Heather Russell</text:p>
          </table:table-cell>
          <table:table-cell table:style-name="ce7" table:number-columns-repeated="3"/>
          <table:table-cell table:number-columns-repeated="48"/>
          <table:table-cell table:formula="of:=[.A63] &amp; IF([.D63] &lt;&gt; &quot;&quot;;&quot;, &quot; &amp; [.D63]; &quot;&quot;) &amp; &quot;&lt;br&gt;&quot;" office:value-type="string" office:string-value="Heather Russell&lt;br&gt;" calcext:value-type="string">
            <text:p>Heather Russell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Kathy Scherer </text:p>
          </table:table-cell>
          <table:table-cell table:style-name="ce7" table:number-columns-repeated="3"/>
          <table:table-cell table:number-columns-repeated="48"/>
          <table:table-cell table:formula="of:=[.A64] &amp; IF([.D64] &lt;&gt; &quot;&quot;;&quot;, &quot; &amp; [.D64]; &quot;&quot;) &amp; &quot;&lt;br&gt;&quot;" office:value-type="string" office:string-value="Kathy Scherer &lt;br&gt;" calcext:value-type="string">
            <text:p>Kathy Scherer &lt;br&gt;</text:p>
          </table:table-cell>
          <table:table-cell table:number-columns-repeated="971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Programs &amp; Engagement Committee</text:p>
          </table:table-cell>
          <table:table-cell table:style-name="ce7" table:number-columns-repeated="3"/>
          <table:table-cell table:number-columns-repeated="48"/>
          <table:table-cell table:formula="of:=&quot;&lt;strong&gt;&quot; &amp; [.A66] &amp; &quot;&lt;/strong&gt;&quot;" office:value-type="string" office:string-value="&lt;strong&gt;Programs &amp; Engagement Committee&lt;/strong&gt;" calcext:value-type="string">
            <text:p>&lt;strong&gt;Programs &amp; Engagement Committee&lt;/strong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Cathy Kenworthy</text:p>
          </table:table-cell>
          <table:table-cell table:style-name="ce7" table:number-columns-repeated="2"/>
          <table:table-cell table:style-name="ce7" office:value-type="string" calcext:value-type="string">
            <text:p>Chair</text:p>
          </table:table-cell>
          <table:table-cell table:number-columns-repeated="48"/>
          <table:table-cell table:formula="of:=[.A67] &amp; IF([.D67] &lt;&gt; &quot;&quot;;&quot;, &quot; &amp; [.D67]; &quot;&quot;) &amp; &quot;&lt;br&gt;&quot;" office:value-type="string" office:string-value="Cathy Kenworthy, Chair&lt;br&gt;" calcext:value-type="string">
            <text:p>Cathy Kenworthy, Chair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Bonnie Allen </text:p>
          </table:table-cell>
          <table:table-cell table:style-name="ce7" table:number-columns-repeated="3"/>
          <table:table-cell table:number-columns-repeated="48"/>
          <table:table-cell table:formula="of:=[.A68] &amp; IF([.D68] &lt;&gt; &quot;&quot;;&quot;, &quot; &amp; [.D68]; &quot;&quot;) &amp; &quot;&lt;br&gt;&quot;" office:value-type="string" office:string-value="Bonnie Allen &lt;br&gt;" calcext:value-type="string">
            <text:p>Bonnie Allen 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Aurora Austriaco</text:p>
          </table:table-cell>
          <table:table-cell table:style-name="ce7" table:number-columns-repeated="3"/>
          <table:table-cell table:number-columns-repeated="48"/>
          <table:table-cell table:formula="of:=[.A69] &amp; IF([.D69] &lt;&gt; &quot;&quot;;&quot;, &quot; &amp; [.D69]; &quot;&quot;) &amp; &quot;&lt;br&gt;&quot;" office:value-type="string" office:string-value="Aurora Austriaco&lt;br&gt;" calcext:value-type="string">
            <text:p>Aurora Austriaco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Tracey Benford</text:p>
          </table:table-cell>
          <table:table-cell table:style-name="ce7" table:number-columns-repeated="3"/>
          <table:table-cell table:number-columns-repeated="48"/>
          <table:table-cell table:formula="of:=[.A70] &amp; IF([.D70] &lt;&gt; &quot;&quot;;&quot;, &quot; &amp; [.D70]; &quot;&quot;) &amp; &quot;&lt;br&gt;&quot;" office:value-type="string" office:string-value="Tracey Benford&lt;br&gt;" calcext:value-type="string">
            <text:p>Tracey Benford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Deborah Bowen</text:p>
          </table:table-cell>
          <table:table-cell table:style-name="ce7" table:number-columns-repeated="3"/>
          <table:table-cell table:number-columns-repeated="48"/>
          <table:table-cell table:formula="of:=[.A71] &amp; IF([.D71] &lt;&gt; &quot;&quot;;&quot;, &quot; &amp; [.D71]; &quot;&quot;) &amp; &quot;&lt;br&gt;&quot;" office:value-type="string" office:string-value="Deborah Bowen&lt;br&gt;" calcext:value-type="string">
            <text:p>Deborah Bowen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Barbra Bukovac</text:p>
          </table:table-cell>
          <table:table-cell table:style-name="ce7" table:number-columns-repeated="3"/>
          <table:table-cell table:number-columns-repeated="48"/>
          <table:table-cell table:formula="of:=[.A72] &amp; IF([.D72] &lt;&gt; &quot;&quot;;&quot;, &quot; &amp; [.D72]; &quot;&quot;) &amp; &quot;&lt;br&gt;&quot;" office:value-type="string" office:string-value="Barbra Bukovac&lt;br&gt;" calcext:value-type="string">
            <text:p>Barbra Bukovac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Karen Case</text:p>
          </table:table-cell>
          <table:table-cell table:style-name="ce7" table:number-columns-repeated="3"/>
          <table:table-cell table:number-columns-repeated="48"/>
          <table:table-cell table:formula="of:=[.A73] &amp; IF([.D73] &lt;&gt; &quot;&quot;;&quot;, &quot; &amp; [.D73]; &quot;&quot;) &amp; &quot;&lt;br&gt;&quot;" office:value-type="string" office:string-value="Karen Case&lt;br&gt;" calcext:value-type="string">
            <text:p>Karen Case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Maria Carrillo</text:p>
          </table:table-cell>
          <table:table-cell table:style-name="ce7" table:number-columns-repeated="3"/>
          <table:table-cell table:number-columns-repeated="48"/>
          <table:table-cell table:formula="of:=[.A74] &amp; IF([.D74] &lt;&gt; &quot;&quot;;&quot;, &quot; &amp; [.D74]; &quot;&quot;) &amp; &quot;&lt;br&gt;&quot;" office:value-type="string" office:string-value="Maria Carrillo&lt;br&gt;" calcext:value-type="string">
            <text:p>Maria Carrillo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Elizabeth Coolidge</text:p>
          </table:table-cell>
          <table:table-cell table:style-name="ce7" table:number-columns-repeated="3"/>
          <table:table-cell table:number-columns-repeated="48"/>
          <table:table-cell table:formula="of:=[.A75] &amp; IF([.D75] &lt;&gt; &quot;&quot;;&quot;, &quot; &amp; [.D75]; &quot;&quot;) &amp; &quot;&lt;br&gt;&quot;" office:value-type="string" office:string-value="Elizabeth Coolidge&lt;br&gt;" calcext:value-type="string">
            <text:p>Elizabeth Coolidge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Regine Corrado</text:p>
          </table:table-cell>
          <table:table-cell table:style-name="ce7" table:number-columns-repeated="3"/>
          <table:table-cell table:number-columns-repeated="48"/>
          <table:table-cell table:formula="of:=[.A76] &amp; IF([.D76] &lt;&gt; &quot;&quot;;&quot;, &quot; &amp; [.D76]; &quot;&quot;) &amp; &quot;&lt;br&gt;&quot;" office:value-type="string" office:string-value="Regine Corrado&lt;br&gt;" calcext:value-type="string">
            <text:p>Regine Corrado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Monica Davey</text:p>
          </table:table-cell>
          <table:table-cell table:style-name="ce7" table:number-columns-repeated="3"/>
          <table:table-cell table:number-columns-repeated="48"/>
          <table:table-cell table:formula="of:=[.A77] &amp; IF([.D77] &lt;&gt; &quot;&quot;;&quot;, &quot; &amp; [.D77]; &quot;&quot;) &amp; &quot;&lt;br&gt;&quot;" office:value-type="string" office:string-value="Monica Davey&lt;br&gt;" calcext:value-type="string">
            <text:p>Monica Davey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Angelique David</text:p>
          </table:table-cell>
          <table:table-cell table:style-name="ce7" table:number-columns-repeated="3"/>
          <table:table-cell table:number-columns-repeated="48"/>
          <table:table-cell table:formula="of:=[.A78] &amp; IF([.D78] &lt;&gt; &quot;&quot;;&quot;, &quot; &amp; [.D78]; &quot;&quot;) &amp; &quot;&lt;br&gt;&quot;" office:value-type="string" office:string-value="Angelique David&lt;br&gt;" calcext:value-type="string">
            <text:p>Angelique David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Mitra Dutta</text:p>
          </table:table-cell>
          <table:table-cell table:style-name="ce7" table:number-columns-repeated="3"/>
          <table:table-cell table:number-columns-repeated="48"/>
          <table:table-cell table:formula="of:=[.A79] &amp; IF([.D79] &lt;&gt; &quot;&quot;;&quot;, &quot; &amp; [.D79]; &quot;&quot;) &amp; &quot;&lt;br&gt;&quot;" office:value-type="string" office:string-value="Mitra Dutta&lt;br&gt;" calcext:value-type="string">
            <text:p>Mitra Dutta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Opella Ernest</text:p>
          </table:table-cell>
          <table:table-cell table:style-name="ce7" table:number-columns-repeated="3"/>
          <table:table-cell table:number-columns-repeated="48"/>
          <table:table-cell table:formula="of:=[.A80] &amp; IF([.D80] &lt;&gt; &quot;&quot;;&quot;, &quot; &amp; [.D80]; &quot;&quot;) &amp; &quot;&lt;br&gt;&quot;" office:value-type="string" office:string-value="Opella Ernest&lt;br&gt;" calcext:value-type="string">
            <text:p>Opella Ernest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Karyn Esken</text:p>
          </table:table-cell>
          <table:table-cell table:style-name="ce7" table:number-columns-repeated="3"/>
          <table:table-cell table:number-columns-repeated="48"/>
          <table:table-cell table:formula="of:=[.A81] &amp; IF([.D81] &lt;&gt; &quot;&quot;;&quot;, &quot; &amp; [.D81]; &quot;&quot;) &amp; &quot;&lt;br&gt;&quot;" office:value-type="string" office:string-value="Karyn Esken&lt;br&gt;" calcext:value-type="string">
            <text:p>Karyn Esken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Pamela Forbes Lieberman</text:p>
          </table:table-cell>
          <table:table-cell table:style-name="ce7" table:number-columns-repeated="3"/>
          <table:table-cell table:number-columns-repeated="48"/>
          <table:table-cell table:formula="of:=[.A82] &amp; IF([.D82] &lt;&gt; &quot;&quot;;&quot;, &quot; &amp; [.D82]; &quot;&quot;) &amp; &quot;&lt;br&gt;&quot;" office:value-type="string" office:string-value="Pamela Forbes Lieberman&lt;br&gt;" calcext:value-type="string">
            <text:p>Pamela Forbes Lieberman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Sarah Guernsey</text:p>
          </table:table-cell>
          <table:table-cell table:style-name="ce7" table:number-columns-repeated="3"/>
          <table:table-cell table:number-columns-repeated="48"/>
          <table:table-cell table:formula="of:=[.A83] &amp; IF([.D83] &lt;&gt; &quot;&quot;;&quot;, &quot; &amp; [.D83]; &quot;&quot;) &amp; &quot;&lt;br&gt;&quot;" office:value-type="string" office:string-value="Sarah Guernsey&lt;br&gt;" calcext:value-type="string">
            <text:p>Sarah Guernsey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Sandra Helton</text:p>
          </table:table-cell>
          <table:table-cell table:style-name="ce7" table:number-columns-repeated="3"/>
          <table:table-cell table:number-columns-repeated="48"/>
          <table:table-cell table:formula="of:=[.A84] &amp; IF([.D84] &lt;&gt; &quot;&quot;;&quot;, &quot; &amp; [.D84]; &quot;&quot;) &amp; &quot;&lt;br&gt;&quot;" office:value-type="string" office:string-value="Sandra Helton&lt;br&gt;" calcext:value-type="string">
            <text:p>Sandra Helton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Mary Jo Herseth</text:p>
          </table:table-cell>
          <table:table-cell table:style-name="ce7" table:number-columns-repeated="3"/>
          <table:table-cell table:number-columns-repeated="48"/>
          <table:table-cell table:formula="of:=[.A85] &amp; IF([.D85] &lt;&gt; &quot;&quot;;&quot;, &quot; &amp; [.D85]; &quot;&quot;) &amp; &quot;&lt;br&gt;&quot;" office:value-type="string" office:string-value="Mary Jo Herseth&lt;br&gt;" calcext:value-type="string">
            <text:p>Mary Jo Herseth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Grace Hou</text:p>
          </table:table-cell>
          <table:table-cell table:style-name="ce7" table:number-columns-repeated="3"/>
          <table:table-cell table:number-columns-repeated="48"/>
          <table:table-cell table:formula="of:=[.A86] &amp; IF([.D86] &lt;&gt; &quot;&quot;;&quot;, &quot; &amp; [.D86]; &quot;&quot;) &amp; &quot;&lt;br&gt;&quot;" office:value-type="string" office:string-value="Grace Hou&lt;br&gt;" calcext:value-type="string">
            <text:p>Grace Hou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Erin Inman</text:p>
          </table:table-cell>
          <table:table-cell table:style-name="ce7" table:number-columns-repeated="3"/>
          <table:table-cell table:number-columns-repeated="48"/>
          <table:table-cell table:formula="of:=[.A87] &amp; IF([.D87] &lt;&gt; &quot;&quot;;&quot;, &quot; &amp; [.D87]; &quot;&quot;) &amp; &quot;&lt;br&gt;&quot;" office:value-type="string" office:string-value="Erin Inman&lt;br&gt;" calcext:value-type="string">
            <text:p>Erin Inman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Katie Lawler</text:p>
          </table:table-cell>
          <table:table-cell table:style-name="ce7" table:number-columns-repeated="3"/>
          <table:table-cell table:number-columns-repeated="48"/>
          <table:table-cell table:formula="of:=[.A88] &amp; IF([.D88] &lt;&gt; &quot;&quot;;&quot;, &quot; &amp; [.D88]; &quot;&quot;) &amp; &quot;&lt;br&gt;&quot;" office:value-type="string" office:string-value="Katie Lawler&lt;br&gt;" calcext:value-type="string">
            <text:p>Katie Lawler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Marilyn Lissner</text:p>
          </table:table-cell>
          <table:table-cell table:style-name="ce7" table:number-columns-repeated="3"/>
          <table:table-cell table:number-columns-repeated="48"/>
          <table:table-cell table:formula="of:=[.A89] &amp; IF([.D89] &lt;&gt; &quot;&quot;;&quot;, &quot; &amp; [.D89]; &quot;&quot;) &amp; &quot;&lt;br&gt;&quot;" office:value-type="string" office:string-value="Marilyn Lissner&lt;br&gt;" calcext:value-type="string">
            <text:p>Marilyn Lissner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Dorri McWhorter</text:p>
          </table:table-cell>
          <table:table-cell table:style-name="ce7" table:number-columns-repeated="3"/>
          <table:table-cell table:number-columns-repeated="48"/>
          <table:table-cell table:formula="of:=[.A90] &amp; IF([.D90] &lt;&gt; &quot;&quot;;&quot;, &quot; &amp; [.D90]; &quot;&quot;) &amp; &quot;&lt;br&gt;&quot;" office:value-type="string" office:string-value="Dorri McWhorter&lt;br&gt;" calcext:value-type="string">
            <text:p>Dorri McWhorter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Nivine Megahed</text:p>
          </table:table-cell>
          <table:table-cell table:style-name="ce7" table:number-columns-repeated="3"/>
          <table:table-cell table:number-columns-repeated="48"/>
          <table:table-cell table:formula="of:=[.A91] &amp; IF([.D91] &lt;&gt; &quot;&quot;;&quot;, &quot; &amp; [.D91]; &quot;&quot;) &amp; &quot;&lt;br&gt;&quot;" office:value-type="string" office:string-value="Nivine Megahed&lt;br&gt;" calcext:value-type="string">
            <text:p>Nivine Megahed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Carla Michelotti</text:p>
          </table:table-cell>
          <table:table-cell table:style-name="ce7" table:number-columns-repeated="3"/>
          <table:table-cell table:number-columns-repeated="48"/>
          <table:table-cell table:formula="of:=[.A92] &amp; IF([.D92] &lt;&gt; &quot;&quot;;&quot;, &quot; &amp; [.D92]; &quot;&quot;) &amp; &quot;&lt;br&gt;&quot;" office:value-type="string" office:string-value="Carla Michelotti&lt;br&gt;" calcext:value-type="string">
            <text:p>Carla Michelotti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Theresa Mintle</text:p>
          </table:table-cell>
          <table:table-cell table:style-name="ce7" table:number-columns-repeated="3"/>
          <table:table-cell table:number-columns-repeated="48"/>
          <table:table-cell table:formula="of:=[.A93] &amp; IF([.D93] &lt;&gt; &quot;&quot;;&quot;, &quot; &amp; [.D93]; &quot;&quot;) &amp; &quot;&lt;br&gt;&quot;" office:value-type="string" office:string-value="Theresa Mintle&lt;br&gt;" calcext:value-type="string">
            <text:p>Theresa Mintle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Jill Nicholson</text:p>
          </table:table-cell>
          <table:table-cell table:style-name="ce7" table:number-columns-repeated="3"/>
          <table:table-cell table:number-columns-repeated="48"/>
          <table:table-cell table:formula="of:=[.A94] &amp; IF([.D94] &lt;&gt; &quot;&quot;;&quot;, &quot; &amp; [.D94]; &quot;&quot;) &amp; &quot;&lt;br&gt;&quot;" office:value-type="string" office:string-value="Jill Nicholson&lt;br&gt;" calcext:value-type="string">
            <text:p>Jill Nicholson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Jenny Niemann</text:p>
          </table:table-cell>
          <table:table-cell table:style-name="ce7" table:number-columns-repeated="3"/>
          <table:table-cell table:number-columns-repeated="48"/>
          <table:table-cell table:formula="of:=[.A95] &amp; IF([.D95] &lt;&gt; &quot;&quot;;&quot;, &quot; &amp; [.D95]; &quot;&quot;) &amp; &quot;&lt;br&gt;&quot;" office:value-type="string" office:string-value="Jenny Niemann&lt;br&gt;" calcext:value-type="string">
            <text:p>Jenny Niemann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Diane Primo</text:p>
          </table:table-cell>
          <table:table-cell table:style-name="ce7" table:number-columns-repeated="3"/>
          <table:table-cell table:number-columns-repeated="48"/>
          <table:table-cell table:formula="of:=[.A96] &amp; IF([.D96] &lt;&gt; &quot;&quot;;&quot;, &quot; &amp; [.D96]; &quot;&quot;) &amp; &quot;&lt;br&gt;&quot;" office:value-type="string" office:string-value="Diane Primo&lt;br&gt;" calcext:value-type="string">
            <text:p>Diane Primo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Elizabeth Richter</text:p>
          </table:table-cell>
          <table:table-cell table:style-name="ce7" table:number-columns-repeated="3"/>
          <table:table-cell table:number-columns-repeated="48"/>
          <table:table-cell table:formula="of:=[.A97] &amp; IF([.D97] &lt;&gt; &quot;&quot;;&quot;, &quot; &amp; [.D97]; &quot;&quot;) &amp; &quot;&lt;br&gt;&quot;" office:value-type="string" office:string-value="Elizabeth Richter&lt;br&gt;" calcext:value-type="string">
            <text:p>Elizabeth Richter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Jacqueline Stewart</text:p>
          </table:table-cell>
          <table:table-cell table:style-name="ce7" table:number-columns-repeated="3"/>
          <table:table-cell table:number-columns-repeated="48"/>
          <table:table-cell table:formula="of:=[.A98] &amp; IF([.D98] &lt;&gt; &quot;&quot;;&quot;, &quot; &amp; [.D98]; &quot;&quot;) &amp; &quot;&lt;br&gt;&quot;" office:value-type="string" office:string-value="Jacqueline Stewart&lt;br&gt;" calcext:value-type="string">
            <text:p>Jacqueline Stewart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Joyce St. Clair</text:p>
          </table:table-cell>
          <table:table-cell table:style-name="ce7" table:number-columns-repeated="3"/>
          <table:table-cell table:number-columns-repeated="48"/>
          <table:table-cell table:formula="of:=[.A99] &amp; IF([.D99] &lt;&gt; &quot;&quot;;&quot;, &quot; &amp; [.D99]; &quot;&quot;) &amp; &quot;&lt;br&gt;&quot;" office:value-type="string" office:string-value="Joyce St. Clair&lt;br&gt;" calcext:value-type="string">
            <text:p>Joyce St. Clair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Ann Thompson</text:p>
          </table:table-cell>
          <table:table-cell table:style-name="ce7" table:number-columns-repeated="3"/>
          <table:table-cell table:number-columns-repeated="48"/>
          <table:table-cell table:formula="of:=[.A100] &amp; IF([.D100] &lt;&gt; &quot;&quot;;&quot;, &quot; &amp; [.D100]; &quot;&quot;) &amp; &quot;&lt;br&gt;&quot;" office:value-type="string" office:string-value="Ann Thompson&lt;br&gt;" calcext:value-type="string">
            <text:p>Ann Thompson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Anna Valencia</text:p>
          </table:table-cell>
          <table:table-cell table:style-name="ce7" table:number-columns-repeated="3"/>
          <table:table-cell table:number-columns-repeated="48"/>
          <table:table-cell table:formula="of:=[.A101] &amp; IF([.D101] &lt;&gt; &quot;&quot;;&quot;, &quot; &amp; [.D101]; &quot;&quot;) &amp; &quot;&lt;br&gt;&quot;" office:value-type="string" office:string-value="Anna Valencia&lt;br&gt;" calcext:value-type="string">
            <text:p>Anna Valencia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Brooke Wiseman</text:p>
          </table:table-cell>
          <table:table-cell table:style-name="ce7" table:number-columns-repeated="3"/>
          <table:table-cell table:number-columns-repeated="48"/>
          <table:table-cell table:formula="of:=[.A102] &amp; IF([.D102] &lt;&gt; &quot;&quot;;&quot;, &quot; &amp; [.D102]; &quot;&quot;) &amp; &quot;&lt;br&gt;&quot;" office:value-type="string" office:string-value="Brooke Wiseman&lt;br&gt;" calcext:value-type="string">
            <text:p>Brooke Wiseman&lt;br&gt;</text:p>
          </table:table-cell>
          <table:table-cell table:number-columns-repeated="971"/>
        </table:table-row>
        <table:table-row table:style-name="ro1">
          <table:table-cell table:style-name="ce9" office:value-type="string" calcext:value-type="string">
            <text:p>Amanda Woodward</text:p>
          </table:table-cell>
          <table:table-cell table:style-name="ce7" table:number-columns-repeated="3"/>
          <table:table-cell table:number-columns-repeated="48"/>
          <table:table-cell table:formula="of:=[.A103] &amp; IF([.D103] &lt;&gt; &quot;&quot;;&quot;, &quot; &amp; [.D103]; &quot;&quot;) &amp; &quot;&lt;br&gt;&quot;" office:value-type="string" office:string-value="Amanda Woodward&lt;br&gt;" calcext:value-type="string">
            <text:p>Amanda Woodward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Kathleen Yosko</text:p>
          </table:table-cell>
          <table:table-cell table:style-name="ce7" table:number-columns-repeated="3"/>
          <table:table-cell table:number-columns-repeated="48"/>
          <table:table-cell table:formula="of:=[.A104] &amp; IF([.D104] &lt;&gt; &quot;&quot;;&quot;, &quot; &amp; [.D104]; &quot;&quot;) &amp; &quot;&lt;br&gt;&quot;" office:value-type="string" office:string-value="Kathleen Yosko&lt;br&gt;" calcext:value-type="string">
            <text:p>Kathleen Yosko&lt;br&gt;</text:p>
          </table:table-cell>
          <table:table-cell table:number-columns-repeated="971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Women in the Forefront Luncheon Committee</text:p>
          </table:table-cell>
          <table:table-cell table:style-name="ce7" table:number-columns-repeated="3"/>
          <table:table-cell table:number-columns-repeated="48"/>
          <table:table-cell table:formula="of:=&quot;&lt;strong&gt;&quot; &amp; [.A106] &amp; &quot;&lt;/strong&gt;&quot;" office:value-type="string" office:string-value="&lt;strong&gt;Women in the Forefront Luncheon Committee&lt;/strong&gt;" calcext:value-type="string">
            <text:p>&lt;strong&gt;Women in the Forefront Luncheon Committee&lt;/strong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Beth Kirk Malecki</text:p>
          </table:table-cell>
          <table:table-cell table:style-name="ce7" table:number-columns-repeated="2"/>
          <table:table-cell table:style-name="ce7" office:value-type="string" calcext:value-type="string">
            <text:p>Co-Chair</text:p>
          </table:table-cell>
          <table:table-cell table:number-columns-repeated="48"/>
          <table:table-cell table:formula="of:=[.A107] &amp; IF([.D107] &lt;&gt; &quot;&quot;;&quot;, &quot; &amp; [.D107]; &quot;&quot;) &amp; &quot;&lt;br&gt;&quot;" office:value-type="string" office:string-value="Beth Kirk Malecki, Co-Chair&lt;br&gt;" calcext:value-type="string">
            <text:p>Beth Kirk Malecki, Co-Chair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Diane Offereins</text:p>
          </table:table-cell>
          <table:table-cell table:style-name="ce7" table:number-columns-repeated="2"/>
          <table:table-cell table:style-name="ce7" office:value-type="string" calcext:value-type="string">
            <text:p>Co-Chair</text:p>
          </table:table-cell>
          <table:table-cell table:number-columns-repeated="48"/>
          <table:table-cell table:formula="of:=[.A108] &amp; IF([.D108] &lt;&gt; &quot;&quot;;&quot;, &quot; &amp; [.D108]; &quot;&quot;) &amp; &quot;&lt;br&gt;&quot;" office:value-type="string" office:string-value="Diane Offereins, Co-Chair&lt;br&gt;" calcext:value-type="string">
            <text:p>Diane Offereins, Co-Chair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Julie Scott</text:p>
          </table:table-cell>
          <table:table-cell table:style-name="ce7" table:number-columns-repeated="2"/>
          <table:table-cell table:style-name="ce7" office:value-type="string" calcext:value-type="string">
            <text:p>Co-Chair</text:p>
          </table:table-cell>
          <table:table-cell table:number-columns-repeated="48"/>
          <table:table-cell table:formula="of:=[.A109] &amp; IF([.D109] &lt;&gt; &quot;&quot;;&quot;, &quot; &amp; [.D109]; &quot;&quot;) &amp; &quot;&lt;br&gt;&quot;" office:value-type="string" office:string-value="Julie Scott, Co-Chair&lt;br&gt;" calcext:value-type="string">
            <text:p>Julie Scott, Co-Chair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Sue Bettman</text:p>
          </table:table-cell>
          <table:table-cell table:style-name="ce7" table:number-columns-repeated="3"/>
          <table:table-cell table:number-columns-repeated="48"/>
          <table:table-cell table:formula="of:=[.A110] &amp; IF([.D110] &lt;&gt; &quot;&quot;;&quot;, &quot; &amp; [.D110]; &quot;&quot;) &amp; &quot;&lt;br&gt;&quot;" office:value-type="string" office:string-value="Sue Bettman&lt;br&gt;" calcext:value-type="string">
            <text:p>Sue Bettman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Regine Corrado</text:p>
          </table:table-cell>
          <table:table-cell table:style-name="ce7" table:number-columns-repeated="3"/>
          <table:table-cell table:number-columns-repeated="48"/>
          <table:table-cell table:formula="of:=[.A111] &amp; IF([.D111] &lt;&gt; &quot;&quot;;&quot;, &quot; &amp; [.D111]; &quot;&quot;) &amp; &quot;&lt;br&gt;&quot;" office:value-type="string" office:string-value="Regine Corrado&lt;br&gt;" calcext:value-type="string">
            <text:p>Regine Corrado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Francesca DeBiase</text:p>
          </table:table-cell>
          <table:table-cell table:style-name="ce7" table:number-columns-repeated="3"/>
          <table:table-cell table:number-columns-repeated="48"/>
          <table:table-cell table:formula="of:=[.A112] &amp; IF([.D112] &lt;&gt; &quot;&quot;;&quot;, &quot; &amp; [.D112]; &quot;&quot;) &amp; &quot;&lt;br&gt;&quot;" office:value-type="string" office:string-value="Francesca DeBiase&lt;br&gt;" calcext:value-type="string">
            <text:p>Francesca DeBiase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Kathy Seegebrecht</text:p>
          </table:table-cell>
          <table:table-cell table:style-name="ce7" table:number-columns-repeated="3"/>
          <table:table-cell table:number-columns-repeated="48"/>
          <table:table-cell table:formula="of:=[.A113] &amp; IF([.D113] &lt;&gt; &quot;&quot;;&quot;, &quot; &amp; [.D113]; &quot;&quot;) &amp; &quot;&lt;br&gt;&quot;" office:value-type="string" office:string-value="Kathy Seegebrecht&lt;br&gt;" calcext:value-type="string">
            <text:p>Kathy Seegebrecht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Jill Smart</text:p>
          </table:table-cell>
          <table:table-cell table:style-name="ce7" table:number-columns-repeated="3"/>
          <table:table-cell table:number-columns-repeated="48"/>
          <table:table-cell table:formula="of:=[.A114] &amp; IF([.D114] &lt;&gt; &quot;&quot;;&quot;, &quot; &amp; [.D114]; &quot;&quot;) &amp; &quot;&lt;br&gt;&quot;" office:value-type="string" office:string-value="Jill Smart&lt;br&gt;" calcext:value-type="string">
            <text:p>Jill Smart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Joyce St. Clair</text:p>
          </table:table-cell>
          <table:table-cell table:style-name="ce7" table:number-columns-repeated="3"/>
          <table:table-cell table:number-columns-repeated="48"/>
          <table:table-cell table:formula="of:=[.A115] &amp; IF([.D115] &lt;&gt; &quot;&quot;;&quot;, &quot; &amp; [.D115]; &quot;&quot;) &amp; &quot;&lt;br&gt;&quot;" office:value-type="string" office:string-value="Joyce St. Clair&lt;br&gt;" calcext:value-type="string">
            <text:p>Joyce St. Clair&lt;br&gt;</text:p>
          </table:table-cell>
          <table:table-cell table:number-columns-repeated="971"/>
        </table:table-row>
        <table:table-row table:style-name="ro1">
          <table:table-cell table:style-name="ce8" office:value-type="string" calcext:value-type="string">
            <text:p>Yasmine Winkler</text:p>
          </table:table-cell>
          <table:table-cell table:style-name="ce7" table:number-columns-repeated="3"/>
          <table:table-cell table:number-columns-repeated="48"/>
          <table:table-cell table:formula="of:=[.A116] &amp; IF([.D116] &lt;&gt; &quot;&quot;;&quot;, &quot; &amp; [.D116]; &quot;&quot;) &amp; &quot;&lt;br&gt;&quot;" office:value-type="string" office:string-value="Yasmine Winkler&lt;br&gt;" calcext:value-type="string">
            <text:p>Yasmine Winkler&lt;br&gt;</text:p>
          </table:table-cell>
          <table:table-cell table:number-columns-repeated="971"/>
        </table:table-row>
        <table:table-row table:style-name="ro1">
          <table:table-cell table:style-name="ce7" table:number-columns-repeated="4"/>
          <table:table-cell table:number-columns-repeated="1020"/>
        </table:table-row>
        <table:table-row table:style-name="ro1">
          <table:table-cell table:style-name="ce6" office:value-type="string" calcext:value-type="string">
            <text:p>Women on Boards Committee</text:p>
          </table:table-cell>
          <table:table-cell table:style-name="ce7" table:number-columns-repeated="3"/>
          <table:table-cell table:number-columns-repeated="48"/>
          <table:table-cell table:formula="of:=&quot;&lt;strong&gt;&quot; &amp; [.A118] &amp; &quot;&lt;/strong&gt;&quot;" office:value-type="string" office:string-value="&lt;strong&gt;Women on Boards Committee&lt;/strong&gt;" calcext:value-type="string">
            <text:p>&lt;strong&gt;Women on Boards Committee&lt;/strong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Sara Greenstein</text:p>
          </table:table-cell>
          <table:table-cell table:style-name="ce7" table:number-columns-repeated="2"/>
          <table:table-cell table:style-name="ce7" office:value-type="string" calcext:value-type="string">
            <text:p>Chair</text:p>
          </table:table-cell>
          <table:table-cell table:number-columns-repeated="48"/>
          <table:table-cell table:formula="of:=[.A119] &amp; IF([.D119] &lt;&gt; &quot;&quot;;&quot;, &quot; &amp; [.D119]; &quot;&quot;) &amp; &quot;&lt;br&gt;&quot;" office:value-type="string" office:string-value="Sara Greenstein, Chair&lt;br&gt;" calcext:value-type="string">
            <text:p>Sara Greenstein, Chair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Deb Boyda</text:p>
          </table:table-cell>
          <table:table-cell table:style-name="ce10" table:number-columns-repeated="3"/>
          <table:table-cell table:number-columns-repeated="48"/>
          <table:table-cell table:formula="of:=[.A120] &amp; IF([.D120] &lt;&gt; &quot;&quot;;&quot;, &quot; &amp; [.D120]; &quot;&quot;) &amp; &quot;&lt;br&gt;&quot;" office:value-type="string" office:string-value="Deb Boyda&lt;br&gt;" calcext:value-type="string">
            <text:p>Deb Boyda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Katie Doyle</text:p>
          </table:table-cell>
          <table:table-cell table:style-name="ce10" table:number-columns-repeated="3"/>
          <table:table-cell table:number-columns-repeated="48"/>
          <table:table-cell table:formula="of:=[.A121] &amp; IF([.D121] &lt;&gt; &quot;&quot;;&quot;, &quot; &amp; [.D121]; &quot;&quot;) &amp; &quot;&lt;br&gt;&quot;" office:value-type="string" office:string-value="Katie Doyle&lt;br&gt;" calcext:value-type="string">
            <text:p>Katie Doyle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Mary Josephs</text:p>
          </table:table-cell>
          <table:table-cell table:style-name="ce10" table:number-columns-repeated="3"/>
          <table:table-cell table:number-columns-repeated="48"/>
          <table:table-cell table:formula="of:=[.A122] &amp; IF([.D122] &lt;&gt; &quot;&quot;;&quot;, &quot; &amp; [.D122]; &quot;&quot;) &amp; &quot;&lt;br&gt;&quot;" office:value-type="string" office:string-value="Mary Josephs&lt;br&gt;" calcext:value-type="string">
            <text:p>Mary Josephs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Blythe McGarvie</text:p>
          </table:table-cell>
          <table:table-cell table:style-name="ce10" table:number-columns-repeated="3"/>
          <table:table-cell table:number-columns-repeated="48"/>
          <table:table-cell table:formula="of:=[.A123] &amp; IF([.D123] &lt;&gt; &quot;&quot;;&quot;, &quot; &amp; [.D123]; &quot;&quot;) &amp; &quot;&lt;br&gt;&quot;" office:value-type="string" office:string-value="Blythe McGarvie&lt;br&gt;" calcext:value-type="string">
            <text:p>Blythe McGarvie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Tierney Remick</text:p>
          </table:table-cell>
          <table:table-cell table:style-name="ce10" table:number-columns-repeated="3"/>
          <table:table-cell table:number-columns-repeated="48"/>
          <table:table-cell table:formula="of:=[.A124] &amp; IF([.D124] &lt;&gt; &quot;&quot;;&quot;, &quot; &amp; [.D124]; &quot;&quot;) &amp; &quot;&lt;br&gt;&quot;" office:value-type="string" office:string-value="Tierney Remick&lt;br&gt;" calcext:value-type="string">
            <text:p>Tierney Remick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Denise Singleton</text:p>
          </table:table-cell>
          <table:table-cell table:style-name="ce10" table:number-columns-repeated="3"/>
          <table:table-cell table:number-columns-repeated="48"/>
          <table:table-cell table:formula="of:=[.A125] &amp; IF([.D125] &lt;&gt; &quot;&quot;;&quot;, &quot; &amp; [.D125]; &quot;&quot;) &amp; &quot;&lt;br&gt;&quot;" office:value-type="string" office:string-value="Denise Singleton&lt;br&gt;" calcext:value-type="string">
            <text:p>Denise Singleton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Yasmine Winkler</text:p>
          </table:table-cell>
          <table:table-cell table:style-name="ce10" table:number-columns-repeated="3"/>
          <table:table-cell table:number-columns-repeated="48"/>
          <table:table-cell table:formula="of:=[.A126] &amp; IF([.D126] &lt;&gt; &quot;&quot;;&quot;, &quot; &amp; [.D126]; &quot;&quot;) &amp; &quot;&lt;br&gt;&quot;" office:value-type="string" office:string-value="Yasmine Winkler&lt;br&gt;" calcext:value-type="string">
            <text:p>Yasmine Winkler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Ann Ziegler</text:p>
          </table:table-cell>
          <table:table-cell table:style-name="ce10" table:number-columns-repeated="3"/>
          <table:table-cell table:number-columns-repeated="48"/>
          <table:table-cell table:formula="of:=[.A127] &amp; IF([.D127] &lt;&gt; &quot;&quot;;&quot;, &quot; &amp; [.D127]; &quot;&quot;) &amp; &quot;&lt;br&gt;&quot;" office:value-type="string" office:string-value="Ann Ziegler&lt;br&gt;" calcext:value-type="string">
            <text:p>Ann Ziegler&lt;br&gt;</text:p>
          </table:table-cell>
          <table:table-cell table:number-columns-repeated="971"/>
        </table:table-row>
        <table:table-row table:style-name="ro1">
          <table:table-cell table:style-name="ce7"/>
          <table:table-cell table:style-name="ce10" table:number-columns-repeated="3"/>
          <table:table-cell table:number-columns-repeated="1020"/>
        </table:table-row>
        <table:table-row table:style-name="ro8">
          <table:table-cell table:style-name="ce10" office:value-type="string" calcext:value-type="string">
            <text:p>Arts &amp; Culture Subcommittee</text:p>
          </table:table-cell>
          <table:table-cell table:style-name="ce10" table:number-columns-repeated="3"/>
          <table:table-cell table:number-columns-repeated="48"/>
          <table:table-cell table:formula="of:=&quot;&lt;strong&gt;&quot; &amp; [.A129] &amp; &quot;&lt;/strong&gt;&quot;" office:value-type="string" office:string-value="&lt;strong&gt;Arts &amp; Culture Subcommittee&lt;/strong&gt;" calcext:value-type="string">
            <text:p>&lt;strong&gt;Arts &amp; Culture Subcommittee&lt;/strong&gt;</text:p>
          </table:table-cell>
          <table:table-cell table:number-columns-repeated="971"/>
        </table:table-row>
        <table:table-row table:style-name="ro8">
          <table:table-cell table:style-name="ce10" office:value-type="string" calcext:value-type="string">
            <text:p>Sarah Herda</text:p>
          </table:table-cell>
          <table:table-cell table:style-name="ce10" table:number-columns-repeated="2"/>
          <table:table-cell table:style-name="ce10" office:value-type="string" calcext:value-type="string">
            <text:p>Chair</text:p>
          </table:table-cell>
          <table:table-cell table:number-columns-repeated="48"/>
          <table:table-cell table:formula="of:=[.A130] &amp; IF([.D130] &lt;&gt; &quot;&quot;;&quot;, &quot; &amp; [.D130]; &quot;&quot;) &amp; &quot;&lt;br&gt;&quot;" office:value-type="string" office:string-value="Sarah Herda, Chair&lt;br&gt;" calcext:value-type="string">
            <text:p>Sarah Herda, Chair&lt;br&gt;</text:p>
          </table:table-cell>
          <table:table-cell table:number-columns-repeated="971"/>
        </table:table-row>
        <table:table-row table:style-name="ro1">
          <table:table-cell table:style-name="ce7" office:value-type="string" calcext:value-type="string">
            <text:p>Susan Abrams</text:p>
          </table:table-cell>
          <table:table-cell table:style-name="ce10" table:number-columns-repeated="3"/>
          <table:table-cell table:number-columns-repeated="48"/>
          <table:table-cell table:formula="of:=[.A131] &amp; IF([.D131] &lt;&gt; &quot;&quot;;&quot;, &quot; &amp; [.D131]; &quot;&quot;) &amp; &quot;&lt;br&gt;&quot;" office:value-type="string" office:string-value="Susan Abrams&lt;br&gt;" calcext:value-type="string">
            <text:p>Susan Abram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ean Franczyk </text:p>
          </table:table-cell>
          <table:table-cell table:style-name="ce10" table:number-columns-repeated="3"/>
          <table:table-cell table:number-columns-repeated="48"/>
          <table:table-cell table:formula="of:=[.A132] &amp; IF([.D132] &lt;&gt; &quot;&quot;;&quot;, &quot; &amp; [.D132]; &quot;&quot;) &amp; &quot;&lt;br&gt;&quot;" office:value-type="string" office:string-value="Jean Franczyk &lt;br&gt;" calcext:value-type="string">
            <text:p>Jean Franczyk 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Sarah Guernsey</text:p>
          </table:table-cell>
          <table:table-cell table:style-name="ce10" table:number-columns-repeated="3"/>
          <table:table-cell table:number-columns-repeated="48"/>
          <table:table-cell table:formula="of:=[.A133] &amp; IF([.D133] &lt;&gt; &quot;&quot;;&quot;, &quot; &amp; [.D133]; &quot;&quot;) &amp; &quot;&lt;br&gt;&quot;" office:value-type="string" office:string-value="Sarah Guernsey&lt;br&gt;" calcext:value-type="string">
            <text:p>Sarah Guernsey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Perri Imer</text:p>
          </table:table-cell>
          <table:table-cell table:style-name="ce10" table:number-columns-repeated="3"/>
          <table:table-cell table:number-columns-repeated="48"/>
          <table:table-cell table:formula="of:=[.A134] &amp; IF([.D134] &lt;&gt; &quot;&quot;;&quot;, &quot; &amp; [.D134]; &quot;&quot;) &amp; &quot;&lt;br&gt;&quot;" office:value-type="string" office:string-value="Perri Imer&lt;br&gt;" calcext:value-type="string">
            <text:p>Perri Ime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Megan Ross</text:p>
          </table:table-cell>
          <table:table-cell table:style-name="ce10" table:number-columns-repeated="3"/>
          <table:table-cell table:number-columns-repeated="48"/>
          <table:table-cell table:formula="of:=[.A135] &amp; IF([.D135] &lt;&gt; &quot;&quot;;&quot;, &quot; &amp; [.D135]; &quot;&quot;) &amp; &quot;&lt;br&gt;&quot;" office:value-type="string" office:string-value="Megan Ross&lt;br&gt;" calcext:value-type="string">
            <text:p>Megan Ros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Lynn Osmond</text:p>
          </table:table-cell>
          <table:table-cell table:style-name="ce10" table:number-columns-repeated="3"/>
          <table:table-cell table:number-columns-repeated="48"/>
          <table:table-cell table:formula="of:=[.A136] &amp; IF([.D136] &lt;&gt; &quot;&quot;;&quot;, &quot; &amp; [.D136]; &quot;&quot;) &amp; &quot;&lt;br&gt;&quot;" office:value-type="string" office:string-value="Lynn Osmond&lt;br&gt;" calcext:value-type="string">
            <text:p>Lynn Osmond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Laura Sadler</text:p>
          </table:table-cell>
          <table:table-cell table:style-name="ce10" table:number-columns-repeated="3"/>
          <table:table-cell table:number-columns-repeated="48"/>
          <table:table-cell table:formula="of:=[.A137] &amp; IF([.D137] &lt;&gt; &quot;&quot;;&quot;, &quot; &amp; [.D137]; &quot;&quot;) &amp; &quot;&lt;br&gt;&quot;" office:value-type="string" office:string-value="Laura Sadler&lt;br&gt;" calcext:value-type="string">
            <text:p>Laura Sadle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oyce Simon</text:p>
          </table:table-cell>
          <table:table-cell table:style-name="ce10" table:number-columns-repeated="3"/>
          <table:table-cell table:number-columns-repeated="48"/>
          <table:table-cell table:formula="of:=[.A138] &amp; IF([.D138] &lt;&gt; &quot;&quot;;&quot;, &quot; &amp; [.D138]; &quot;&quot;) &amp; &quot;&lt;br&gt;&quot;" office:value-type="string" office:string-value="Joyce Simon&lt;br&gt;" calcext:value-type="string">
            <text:p>Joyce Simon&lt;br&gt;</text:p>
          </table:table-cell>
          <table:table-cell table:number-columns-repeated="971"/>
        </table:table-row>
        <table:table-row table:style-name="ro8">
          <table:table-cell table:style-name="ce10" table:number-columns-repeated="4"/>
          <table:table-cell table:number-columns-repeated="1020"/>
        </table:table-row>
        <table:table-row table:style-name="ro8">
          <table:table-cell table:style-name="ce12" office:value-type="string" calcext:value-type="string">
            <text:p>Corporate Subcommittee</text:p>
          </table:table-cell>
          <table:table-cell table:style-name="ce10" table:number-columns-repeated="3"/>
          <table:table-cell table:number-columns-repeated="48"/>
          <table:table-cell table:formula="of:=&quot;&lt;strong&gt;&quot; &amp; [.A140] &amp; &quot;&lt;/strong&gt;&quot;" office:value-type="string" office:string-value="&lt;strong&gt;Corporate Subcommittee&lt;/strong&gt;" calcext:value-type="string">
            <text:p>&lt;strong&gt;Corporate Subcommittee&lt;/strong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Yasmine Winkler</text:p>
          </table:table-cell>
          <table:table-cell table:style-name="ce10" table:number-columns-repeated="2"/>
          <table:table-cell table:style-name="ce10" office:value-type="string" calcext:value-type="string">
            <text:p>Chair</text:p>
          </table:table-cell>
          <table:table-cell table:number-columns-repeated="48"/>
          <table:table-cell table:formula="of:=[.A141] &amp; IF([.D141] &lt;&gt; &quot;&quot;;&quot;, &quot; &amp; [.D141]; &quot;&quot;) &amp; &quot;&lt;br&gt;&quot;" office:value-type="string" office:string-value="Yasmine Winkler, Chair&lt;br&gt;" calcext:value-type="string">
            <text:p>Yasmine Winkler, Chai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Therese Fauerbach</text:p>
          </table:table-cell>
          <table:table-cell table:style-name="ce10" table:number-columns-repeated="3"/>
          <table:table-cell table:number-columns-repeated="48"/>
          <table:table-cell table:formula="of:=[.A142] &amp; IF([.D142] &lt;&gt; &quot;&quot;;&quot;, &quot; &amp; [.D142]; &quot;&quot;) &amp; &quot;&lt;br&gt;&quot;" office:value-type="string" office:string-value="Therese Fauerbach&lt;br&gt;" calcext:value-type="string">
            <text:p>Therese Fauerbach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Laura Gurski</text:p>
          </table:table-cell>
          <table:table-cell table:style-name="ce10" table:number-columns-repeated="3"/>
          <table:table-cell table:number-columns-repeated="48"/>
          <table:table-cell table:formula="of:=[.A143] &amp; IF([.D143] &lt;&gt; &quot;&quot;;&quot;, &quot; &amp; [.D143]; &quot;&quot;) &amp; &quot;&lt;br&gt;&quot;" office:value-type="string" office:string-value="Laura Gurski&lt;br&gt;" calcext:value-type="string">
            <text:p>Laura Gurski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Trish Lukasik</text:p>
          </table:table-cell>
          <table:table-cell table:style-name="ce10" table:number-columns-repeated="3"/>
          <table:table-cell table:number-columns-repeated="48"/>
          <table:table-cell table:formula="of:=[.A144] &amp; IF([.D144] &lt;&gt; &quot;&quot;;&quot;, &quot; &amp; [.D144]; &quot;&quot;) &amp; &quot;&lt;br&gt;&quot;" office:value-type="string" office:string-value="Trish Lukasik&lt;br&gt;" calcext:value-type="string">
            <text:p>Trish Lukasik&lt;br&gt;</text:p>
          </table:table-cell>
          <table:table-cell table:number-columns-repeated="971"/>
        </table:table-row>
        <table:table-row table:style-name="ro8">
          <table:table-cell table:style-name="ce13" office:value-type="string" calcext:value-type="string">
            <text:p>Beth Kirk Malecki</text:p>
          </table:table-cell>
          <table:table-cell table:style-name="ce10" table:number-columns-repeated="3"/>
          <table:table-cell table:number-columns-repeated="48"/>
          <table:table-cell table:formula="of:=[.A145] &amp; IF([.D145] &lt;&gt; &quot;&quot;;&quot;, &quot; &amp; [.D145]; &quot;&quot;) &amp; &quot;&lt;br&gt;&quot;" office:value-type="string" office:string-value="Beth Kirk Malecki&lt;br&gt;" calcext:value-type="string">
            <text:p>Beth Kirk Malecki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Laurie O’Shea</text:p>
          </table:table-cell>
          <table:table-cell table:style-name="ce10" table:number-columns-repeated="3"/>
          <table:table-cell table:number-columns-repeated="48"/>
          <table:table-cell table:formula="of:=[.A146] &amp; IF([.D146] &lt;&gt; &quot;&quot;;&quot;, &quot; &amp; [.D146]; &quot;&quot;) &amp; &quot;&lt;br&gt;&quot;" office:value-type="string" office:string-value="Laurie O’Shea&lt;br&gt;" calcext:value-type="string">
            <text:p>Laurie O’Shea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Talita Ramos Erickson</text:p>
          </table:table-cell>
          <table:table-cell table:style-name="ce10" table:number-columns-repeated="3"/>
          <table:table-cell table:number-columns-repeated="48"/>
          <table:table-cell table:formula="of:=[.A147] &amp; IF([.D147] &lt;&gt; &quot;&quot;;&quot;, &quot; &amp; [.D147]; &quot;&quot;) &amp; &quot;&lt;br&gt;&quot;" office:value-type="string" office:string-value="Talita Ramos Erickson&lt;br&gt;" calcext:value-type="string">
            <text:p>Talita Ramos Erickso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Kathy Seegebrecht</text:p>
          </table:table-cell>
          <table:table-cell table:style-name="ce10" table:number-columns-repeated="3"/>
          <table:table-cell table:number-columns-repeated="48"/>
          <table:table-cell table:formula="of:=[.A148] &amp; IF([.D148] &lt;&gt; &quot;&quot;;&quot;, &quot; &amp; [.D148]; &quot;&quot;) &amp; &quot;&lt;br&gt;&quot;" office:value-type="string" office:string-value="Kathy Seegebrecht&lt;br&gt;" calcext:value-type="string">
            <text:p>Kathy Seegebrecht&lt;br&gt;</text:p>
          </table:table-cell>
          <table:table-cell table:number-columns-repeated="971"/>
        </table:table-row>
        <table:table-row table:style-name="ro8">
          <table:table-cell table:style-name="ce13" office:value-type="string" calcext:value-type="string">
            <text:p>Ann Ziegler</text:p>
          </table:table-cell>
          <table:table-cell table:style-name="ce10" table:number-columns-repeated="3"/>
          <table:table-cell table:number-columns-repeated="48"/>
          <table:table-cell table:formula="of:=[.A149] &amp; IF([.D149] &lt;&gt; &quot;&quot;;&quot;, &quot; &amp; [.D149]; &quot;&quot;) &amp; &quot;&lt;br&gt;&quot;" office:value-type="string" office:string-value="Ann Ziegler&lt;br&gt;" calcext:value-type="string">
            <text:p>Ann Ziegler&lt;br&gt;</text:p>
          </table:table-cell>
          <table:table-cell table:number-columns-repeated="971"/>
        </table:table-row>
        <table:table-row table:style-name="ro8">
          <table:table-cell table:style-name="ce10" table:number-columns-repeated="4"/>
          <table:table-cell table:number-columns-repeated="1020"/>
        </table:table-row>
        <table:table-row table:style-name="ro8">
          <table:table-cell table:style-name="ce12" office:value-type="string" calcext:value-type="string">
            <text:p>Financial Services Subcommittee</text:p>
          </table:table-cell>
          <table:table-cell table:style-name="ce10" table:number-columns-repeated="3"/>
          <table:table-cell table:number-columns-repeated="48"/>
          <table:table-cell table:formula="of:=&quot;&lt;strong&gt;&quot; &amp; [.A151] &amp; &quot;&lt;/strong&gt;&quot;" office:value-type="string" office:string-value="&lt;strong&gt;Financial Services Subcommittee&lt;/strong&gt;" calcext:value-type="string">
            <text:p>&lt;strong&gt;Financial Services Subcommittee&lt;/strong&gt;</text:p>
          </table:table-cell>
          <table:table-cell table:number-columns-repeated="971"/>
        </table:table-row>
        <table:table-row table:style-name="ro8">
          <table:table-cell table:style-name="ce10" office:value-type="string" calcext:value-type="string">
            <text:p>Sidney Dillard</text:p>
          </table:table-cell>
          <table:table-cell table:style-name="ce10" table:number-columns-repeated="2"/>
          <table:table-cell table:style-name="ce10" office:value-type="string" calcext:value-type="string">
            <text:p>Chair</text:p>
          </table:table-cell>
          <table:table-cell table:number-columns-repeated="48"/>
          <table:table-cell table:formula="of:=[.A152] &amp; IF([.D152] &lt;&gt; &quot;&quot;;&quot;, &quot; &amp; [.D152]; &quot;&quot;) &amp; &quot;&lt;br&gt;&quot;" office:value-type="string" office:string-value="Sidney Dillard, Chair&lt;br&gt;" calcext:value-type="string">
            <text:p>Sidney Dillard, Chai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Tracey Benford</text:p>
          </table:table-cell>
          <table:table-cell table:style-name="ce10" table:number-columns-repeated="3"/>
          <table:table-cell table:number-columns-repeated="48"/>
          <table:table-cell table:formula="of:=[.A153] &amp; IF([.D153] &lt;&gt; &quot;&quot;;&quot;, &quot; &amp; [.D153]; &quot;&quot;) &amp; &quot;&lt;br&gt;&quot;" office:value-type="string" office:string-value="Tracey Benford&lt;br&gt;" calcext:value-type="string">
            <text:p>Tracey Benford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Elizabeth Betten</text:p>
          </table:table-cell>
          <table:table-cell table:style-name="ce10" table:number-columns-repeated="3"/>
          <table:table-cell table:number-columns-repeated="48"/>
          <table:table-cell table:formula="of:=[.A154] &amp; IF([.D154] &lt;&gt; &quot;&quot;;&quot;, &quot; &amp; [.D154]; &quot;&quot;) &amp; &quot;&lt;br&gt;&quot;" office:value-type="string" office:string-value="Elizabeth Betten&lt;br&gt;" calcext:value-type="string">
            <text:p>Elizabeth Bette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Gwen Butler</text:p>
          </table:table-cell>
          <table:table-cell table:style-name="ce10" table:number-columns-repeated="3"/>
          <table:table-cell table:number-columns-repeated="48"/>
          <table:table-cell table:formula="of:=[.A155] &amp; IF([.D155] &lt;&gt; &quot;&quot;;&quot;, &quot; &amp; [.D155]; &quot;&quot;) &amp; &quot;&lt;br&gt;&quot;" office:value-type="string" office:string-value="Gwen Butler&lt;br&gt;" calcext:value-type="string">
            <text:p>Gwen Butle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Mary Josephs</text:p>
          </table:table-cell>
          <table:table-cell table:style-name="ce10" table:number-columns-repeated="3"/>
          <table:table-cell table:number-columns-repeated="48"/>
          <table:table-cell table:formula="of:=[.A156] &amp; IF([.D156] &lt;&gt; &quot;&quot;;&quot;, &quot; &amp; [.D156]; &quot;&quot;) &amp; &quot;&lt;br&gt;&quot;" office:value-type="string" office:string-value="Mary Josephs&lt;br&gt;" calcext:value-type="string">
            <text:p>Mary Joseph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Beth Karlson</text:p>
          </table:table-cell>
          <table:table-cell table:style-name="ce10" table:number-columns-repeated="3"/>
          <table:table-cell table:number-columns-repeated="48"/>
          <table:table-cell table:formula="of:=[.A157] &amp; IF([.D157] &lt;&gt; &quot;&quot;;&quot;, &quot; &amp; [.D157]; &quot;&quot;) &amp; &quot;&lt;br&gt;&quot;" office:value-type="string" office:string-value="Beth Karlson&lt;br&gt;" calcext:value-type="string">
            <text:p>Beth Karlso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Roxanne Martino</text:p>
          </table:table-cell>
          <table:table-cell table:style-name="ce10" table:number-columns-repeated="3"/>
          <table:table-cell table:number-columns-repeated="48"/>
          <table:table-cell table:formula="of:=[.A158] &amp; IF([.D158] &lt;&gt; &quot;&quot;;&quot;, &quot; &amp; [.D158]; &quot;&quot;) &amp; &quot;&lt;br&gt;&quot;" office:value-type="string" office:string-value="Roxanne Martino&lt;br&gt;" calcext:value-type="string">
            <text:p>Roxanne Martino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oyce St. Clair</text:p>
          </table:table-cell>
          <table:table-cell table:style-name="ce10" table:number-columns-repeated="3"/>
          <table:table-cell table:number-columns-repeated="48"/>
          <table:table-cell table:formula="of:=[.A159] &amp; IF([.D159] &lt;&gt; &quot;&quot;;&quot;, &quot; &amp; [.D159]; &quot;&quot;) &amp; &quot;&lt;br&gt;&quot;" office:value-type="string" office:string-value="Joyce St. Clair&lt;br&gt;" calcext:value-type="string">
            <text:p>Joyce St. Clai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ulie Vander Weele</text:p>
          </table:table-cell>
          <table:table-cell table:style-name="ce10" table:number-columns-repeated="3"/>
          <table:table-cell table:number-columns-repeated="48"/>
          <table:table-cell table:formula="of:=[.A160] &amp; IF([.D160] &lt;&gt; &quot;&quot;;&quot;, &quot; &amp; [.D160]; &quot;&quot;) &amp; &quot;&lt;br&gt;&quot;" office:value-type="string" office:string-value="Julie Vander Weele&lt;br&gt;" calcext:value-type="string">
            <text:p>Julie Vander Weele&lt;br&gt;</text:p>
          </table:table-cell>
          <table:table-cell table:number-columns-repeated="971"/>
        </table:table-row>
        <table:table-row table:style-name="ro8">
          <table:table-cell table:style-name="ce10" table:number-columns-repeated="4"/>
          <table:table-cell table:number-columns-repeated="1020"/>
        </table:table-row>
        <table:table-row table:style-name="ro8">
          <table:table-cell table:style-name="ce12" office:value-type="string" calcext:value-type="string">
            <text:p>Government Subcommittee</text:p>
          </table:table-cell>
          <table:table-cell table:style-name="ce10" table:number-columns-repeated="3"/>
          <table:table-cell table:number-columns-repeated="48"/>
          <table:table-cell table:formula="of:=&quot;&lt;strong&gt;&quot; &amp; [.A162] &amp; &quot;&lt;/strong&gt;&quot;" office:value-type="string" office:string-value="&lt;strong&gt;Government Subcommittee&lt;/strong&gt;" calcext:value-type="string">
            <text:p>&lt;strong&gt;Government Subcommittee&lt;/strong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Z. Scott</text:p>
          </table:table-cell>
          <table:table-cell table:style-name="ce10" table:number-columns-repeated="2"/>
          <table:table-cell table:style-name="ce10" office:value-type="string" calcext:value-type="string">
            <text:p>Chair</text:p>
          </table:table-cell>
          <table:table-cell table:number-columns-repeated="48"/>
          <table:table-cell table:formula="of:=[.A163] &amp; IF([.D163] &lt;&gt; &quot;&quot;;&quot;, &quot; &amp; [.D163]; &quot;&quot;) &amp; &quot;&lt;br&gt;&quot;" office:value-type="string" office:string-value="Z. Scott, Chair&lt;br&gt;" calcext:value-type="string">
            <text:p>Z. Scott, Chai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Melissa Bean</text:p>
          </table:table-cell>
          <table:table-cell table:style-name="ce10" table:number-columns-repeated="3"/>
          <table:table-cell table:number-columns-repeated="48"/>
          <table:table-cell table:formula="of:=[.A164] &amp; IF([.D164] &lt;&gt; &quot;&quot;;&quot;, &quot; &amp; [.D164]; &quot;&quot;) &amp; &quot;&lt;br&gt;&quot;" office:value-type="string" office:string-value="Melissa Bean&lt;br&gt;" calcext:value-type="string">
            <text:p>Melissa Bea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Kim Foxx </text:p>
          </table:table-cell>
          <table:table-cell table:style-name="ce10" table:number-columns-repeated="3"/>
          <table:table-cell table:number-columns-repeated="48"/>
          <table:table-cell table:formula="of:=[.A165] &amp; IF([.D165] &lt;&gt; &quot;&quot;;&quot;, &quot; &amp; [.D165]; &quot;&quot;) &amp; &quot;&lt;br&gt;&quot;" office:value-type="string" office:string-value="Kim Foxx &lt;br&gt;" calcext:value-type="string">
            <text:p>Kim Foxx 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Bridget Gainer</text:p>
          </table:table-cell>
          <table:table-cell table:style-name="ce10" table:number-columns-repeated="3"/>
          <table:table-cell table:number-columns-repeated="48"/>
          <table:table-cell table:formula="of:=[.A166] &amp; IF([.D166] &lt;&gt; &quot;&quot;;&quot;, &quot; &amp; [.D166]; &quot;&quot;) &amp; &quot;&lt;br&gt;&quot;" office:value-type="string" office:string-value="Bridget Gainer&lt;br&gt;" calcext:value-type="string">
            <text:p>Bridget Gaine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Lori Healey</text:p>
          </table:table-cell>
          <table:table-cell table:style-name="ce10" table:number-columns-repeated="3"/>
          <table:table-cell table:number-columns-repeated="48"/>
          <table:table-cell table:formula="of:=[.A167] &amp; IF([.D167] &lt;&gt; &quot;&quot;;&quot;, &quot; &amp; [.D167]; &quot;&quot;) &amp; &quot;&lt;br&gt;&quot;" office:value-type="string" office:string-value="Lori Healey&lt;br&gt;" calcext:value-type="string">
            <text:p>Lori Healey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anice Jackson</text:p>
          </table:table-cell>
          <table:table-cell table:style-name="ce10" table:number-columns-repeated="3"/>
          <table:table-cell table:number-columns-repeated="48"/>
          <table:table-cell table:formula="of:=[.A168] &amp; IF([.D168] &lt;&gt; &quot;&quot;;&quot;, &quot; &amp; [.D168]; &quot;&quot;) &amp; &quot;&lt;br&gt;&quot;" office:value-type="string" office:string-value="Janice Jackson&lt;br&gt;" calcext:value-type="string">
            <text:p>Janice Jackso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Robin Kelly</text:p>
          </table:table-cell>
          <table:table-cell table:style-name="ce10" table:number-columns-repeated="3"/>
          <table:table-cell table:number-columns-repeated="48"/>
          <table:table-cell table:formula="of:=[.A169] &amp; IF([.D169] &lt;&gt; &quot;&quot;;&quot;, &quot; &amp; [.D169]; &quot;&quot;) &amp; &quot;&lt;br&gt;&quot;" office:value-type="string" office:string-value="Robin Kelly&lt;br&gt;" calcext:value-type="string">
            <text:p>Robin Kelly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uliana Stratton</text:p>
          </table:table-cell>
          <table:table-cell table:style-name="ce10" table:number-columns-repeated="3"/>
          <table:table-cell table:number-columns-repeated="48"/>
          <table:table-cell table:formula="of:=[.A170] &amp; IF([.D170] &lt;&gt; &quot;&quot;;&quot;, &quot; &amp; [.D170]; &quot;&quot;) &amp; &quot;&lt;br&gt;&quot;" office:value-type="string" office:string-value="Juliana Stratton&lt;br&gt;" calcext:value-type="string">
            <text:p>Juliana Stratton&lt;br&gt;</text:p>
          </table:table-cell>
          <table:table-cell table:number-columns-repeated="971"/>
        </table:table-row>
        <table:table-row table:style-name="ro8">
          <table:table-cell table:style-name="ce10" table:number-columns-repeated="4"/>
          <table:table-cell table:number-columns-repeated="1020"/>
        </table:table-row>
        <table:table-row table:style-name="ro8">
          <table:table-cell table:style-name="ce14" office:value-type="string" calcext:value-type="string">
            <text:p>Health, Science &amp; Medicine Subcommittee</text:p>
          </table:table-cell>
          <table:table-cell table:style-name="ce10" table:number-columns-repeated="3"/>
          <table:table-cell table:number-columns-repeated="48"/>
          <table:table-cell table:formula="of:=&quot;&lt;strong&gt;&quot; &amp; [.A172] &amp; &quot;&lt;/strong&gt;&quot;" office:value-type="string" office:string-value="&lt;strong&gt;Health, Science &amp; Medicine Subcommittee&lt;/strong&gt;" calcext:value-type="string">
            <text:p>&lt;strong&gt;Health, Science &amp; Medicine Subcommittee&lt;/strong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Verneda Bachus</text:p>
          </table:table-cell>
          <table:table-cell table:style-name="ce10" table:number-columns-repeated="2"/>
          <table:table-cell table:style-name="ce10" office:value-type="string" calcext:value-type="string">
            <text:p>Chair</text:p>
          </table:table-cell>
          <table:table-cell table:number-columns-repeated="48"/>
          <table:table-cell table:formula="of:=[.A173] &amp; IF([.D173] &lt;&gt; &quot;&quot;;&quot;, &quot; &amp; [.D173]; &quot;&quot;) &amp; &quot;&lt;br&gt;&quot;" office:value-type="string" office:string-value="Verneda Bachus, Chair&lt;br&gt;" calcext:value-type="string">
            <text:p>Verneda Bachus, Chai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Cynthia Barginere</text:p>
          </table:table-cell>
          <table:table-cell table:style-name="ce10" table:number-columns-repeated="3"/>
          <table:table-cell table:number-columns-repeated="48"/>
          <table:table-cell table:formula="of:=[.A174] &amp; IF([.D174] &lt;&gt; &quot;&quot;;&quot;, &quot; &amp; [.D174]; &quot;&quot;) &amp; &quot;&lt;br&gt;&quot;" office:value-type="string" office:string-value="Cynthia Barginere&lt;br&gt;" calcext:value-type="string">
            <text:p>Cynthia Barginere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an Berger</text:p>
          </table:table-cell>
          <table:table-cell table:style-name="ce10" table:number-columns-repeated="3"/>
          <table:table-cell table:number-columns-repeated="48"/>
          <table:table-cell table:formula="of:=[.A175] &amp; IF([.D175] &lt;&gt; &quot;&quot;;&quot;, &quot; &amp; [.D175]; &quot;&quot;) &amp; &quot;&lt;br&gt;&quot;" office:value-type="string" office:string-value="Jan Berger&lt;br&gt;" calcext:value-type="string">
            <text:p>Jan Berge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Deborah Bowen</text:p>
          </table:table-cell>
          <table:table-cell table:style-name="ce10" table:number-columns-repeated="3"/>
          <table:table-cell table:number-columns-repeated="48"/>
          <table:table-cell table:formula="of:=[.A176] &amp; IF([.D176] &lt;&gt; &quot;&quot;;&quot;, &quot; &amp; [.D176]; &quot;&quot;) &amp; &quot;&lt;br&gt;&quot;" office:value-type="string" office:string-value="Deborah Bowen&lt;br&gt;" calcext:value-type="string">
            <text:p>Deborah Bowe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Cheryl Lulias</text:p>
          </table:table-cell>
          <table:table-cell table:style-name="ce10" table:number-columns-repeated="3"/>
          <table:table-cell table:number-columns-repeated="48"/>
          <table:table-cell table:formula="of:=[.A177] &amp; IF([.D177] &lt;&gt; &quot;&quot;;&quot;, &quot; &amp; [.D177]; &quot;&quot;) &amp; &quot;&lt;br&gt;&quot;" office:value-type="string" office:string-value="Cheryl Lulias&lt;br&gt;" calcext:value-type="string">
            <text:p>Cheryl Lulia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Lisa Johnson</text:p>
          </table:table-cell>
          <table:table-cell table:style-name="ce10" table:number-columns-repeated="3"/>
          <table:table-cell table:number-columns-repeated="48"/>
          <table:table-cell table:formula="of:=[.A178] &amp; IF([.D178] &lt;&gt; &quot;&quot;;&quot;, &quot; &amp; [.D178]; &quot;&quot;) &amp; &quot;&lt;br&gt;&quot;" office:value-type="string" office:string-value="Lisa Johnson&lt;br&gt;" calcext:value-type="string">
            <text:p>Lisa Johnso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Michelle Stephenson</text:p>
          </table:table-cell>
          <table:table-cell table:style-name="ce10" table:number-columns-repeated="3"/>
          <table:table-cell table:number-columns-repeated="48"/>
          <table:table-cell table:formula="of:=[.A179] &amp; IF([.D179] &lt;&gt; &quot;&quot;;&quot;, &quot; &amp; [.D179]; &quot;&quot;) &amp; &quot;&lt;br&gt;&quot;" office:value-type="string" office:string-value="Michelle Stephenson&lt;br&gt;" calcext:value-type="string">
            <text:p>Michelle Stephenso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Dana Thompson</text:p>
          </table:table-cell>
          <table:table-cell table:style-name="ce10" table:number-columns-repeated="3"/>
          <table:table-cell table:number-columns-repeated="48"/>
          <table:table-cell table:formula="of:=[.A180] &amp; IF([.D180] &lt;&gt; &quot;&quot;;&quot;, &quot; &amp; [.D180]; &quot;&quot;) &amp; &quot;&lt;br&gt;&quot;" office:value-type="string" office:string-value="Dana Thompson&lt;br&gt;" calcext:value-type="string">
            <text:p>Dana Thompso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Brenda Wolf </text:p>
          </table:table-cell>
          <table:table-cell table:style-name="ce10" table:number-columns-repeated="3"/>
          <table:table-cell table:number-columns-repeated="48"/>
          <table:table-cell table:formula="of:=[.A181] &amp; IF([.D181] &lt;&gt; &quot;&quot;;&quot;, &quot; &amp; [.D181]; &quot;&quot;) &amp; &quot;&lt;br&gt;&quot;" office:value-type="string" office:string-value="Brenda Wolf &lt;br&gt;" calcext:value-type="string">
            <text:p>Brenda Wolf 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Kathleen Yosko</text:p>
          </table:table-cell>
          <table:table-cell table:style-name="ce10" table:number-columns-repeated="3"/>
          <table:table-cell table:number-columns-repeated="48"/>
          <table:table-cell table:formula="of:=[.A182] &amp; IF([.D182] &lt;&gt; &quot;&quot;;&quot;, &quot; &amp; [.D182]; &quot;&quot;) &amp; &quot;&lt;br&gt;&quot;" office:value-type="string" office:string-value="Kathleen Yosko&lt;br&gt;" calcext:value-type="string">
            <text:p>Kathleen Yosko&lt;br&gt;</text:p>
          </table:table-cell>
          <table:table-cell table:number-columns-repeated="971"/>
        </table:table-row>
        <table:table-row table:style-name="ro8">
          <table:table-cell table:style-name="ce10" table:number-columns-repeated="4"/>
          <table:table-cell table:number-columns-repeated="1020"/>
        </table:table-row>
        <table:table-row table:style-name="ro8">
          <table:table-cell table:style-name="ce15" office:value-type="string" calcext:value-type="string">
            <text:p>Higher Education Membership Subcommittee</text:p>
          </table:table-cell>
          <table:table-cell table:style-name="ce10" table:number-columns-repeated="3"/>
          <table:table-cell table:number-columns-repeated="48"/>
          <table:table-cell table:formula="of:=&quot;&lt;strong&gt;&quot; &amp; [.A184] &amp; &quot;&lt;/strong&gt;&quot;" office:value-type="string" office:string-value="&lt;strong&gt;Higher Education Membership Subcommittee&lt;/strong&gt;" calcext:value-type="string">
            <text:p>&lt;strong&gt;Higher Education Membership Subcommittee&lt;/strong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Susan Poser</text:p>
          </table:table-cell>
          <table:table-cell table:style-name="ce10" table:number-columns-repeated="2"/>
          <table:table-cell table:style-name="ce10" office:value-type="string" calcext:value-type="string">
            <text:p>Chair</text:p>
          </table:table-cell>
          <table:table-cell table:number-columns-repeated="48"/>
          <table:table-cell table:formula="of:=[.A185] &amp; IF([.D185] &lt;&gt; &quot;&quot;;&quot;, &quot; &amp; [.D185]; &quot;&quot;) &amp; &quot;&lt;br&gt;&quot;" office:value-type="string" office:string-value="Susan Poser, Chair&lt;br&gt;" calcext:value-type="string">
            <text:p>Susan Poser, Chai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Donna Carroll</text:p>
          </table:table-cell>
          <table:table-cell table:style-name="ce10" table:number-columns-repeated="3"/>
          <table:table-cell table:number-columns-repeated="48"/>
          <table:table-cell table:formula="of:=[.A186] &amp; IF([.D186] &lt;&gt; &quot;&quot;;&quot;, &quot; &amp; [.D186]; &quot;&quot;) &amp; &quot;&lt;br&gt;&quot;" office:value-type="string" office:string-value="Donna Carroll&lt;br&gt;" calcext:value-type="string">
            <text:p>Donna Carroll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Beth Harris</text:p>
          </table:table-cell>
          <table:table-cell table:style-name="ce10" table:number-columns-repeated="3"/>
          <table:table-cell table:number-columns-repeated="48"/>
          <table:table-cell table:formula="of:=[.A187] &amp; IF([.D187] &lt;&gt; &quot;&quot;;&quot;, &quot; &amp; [.D187]; &quot;&quot;) &amp; &quot;&lt;br&gt;&quot;" office:value-type="string" office:string-value="Beth Harris&lt;br&gt;" calcext:value-type="string">
            <text:p>Beth Harri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Elaine Maimon</text:p>
          </table:table-cell>
          <table:table-cell table:style-name="ce10" table:number-columns-repeated="3"/>
          <table:table-cell table:number-columns-repeated="48"/>
          <table:table-cell table:formula="of:=[.A188] &amp; IF([.D188] &lt;&gt; &quot;&quot;;&quot;, &quot; &amp; [.D188]; &quot;&quot;) &amp; &quot;&lt;br&gt;&quot;" office:value-type="string" office:string-value="Elaine Maimon&lt;br&gt;" calcext:value-type="string">
            <text:p>Elaine Maimo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Stephanie Marshall</text:p>
          </table:table-cell>
          <table:table-cell table:style-name="ce10" table:number-columns-repeated="3"/>
          <table:table-cell table:number-columns-repeated="48"/>
          <table:table-cell table:formula="of:=[.A189] &amp; IF([.D189] &lt;&gt; &quot;&quot;;&quot;, &quot; &amp; [.D189]; &quot;&quot;) &amp; &quot;&lt;br&gt;&quot;" office:value-type="string" office:string-value="Stephanie Marshall&lt;br&gt;" calcext:value-type="string">
            <text:p>Stephanie Marshall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Marilyn McCoy</text:p>
          </table:table-cell>
          <table:table-cell table:style-name="ce10" table:number-columns-repeated="3"/>
          <table:table-cell table:number-columns-repeated="48"/>
          <table:table-cell table:formula="of:=[.A190] &amp; IF([.D190] &lt;&gt; &quot;&quot;;&quot;, &quot; &amp; [.D190]; &quot;&quot;) &amp; &quot;&lt;br&gt;&quot;" office:value-type="string" office:string-value="Marilyn McCoy&lt;br&gt;" calcext:value-type="string">
            <text:p>Marilyn McCoy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Nivine Megahed</text:p>
          </table:table-cell>
          <table:table-cell table:style-name="ce10" table:number-columns-repeated="3"/>
          <table:table-cell table:number-columns-repeated="48"/>
          <table:table-cell table:formula="of:=[.A191] &amp; IF([.D191] &lt;&gt; &quot;&quot;;&quot;, &quot; &amp; [.D191]; &quot;&quot;) &amp; &quot;&lt;br&gt;&quot;" office:value-type="string" office:string-value="Nivine Megahed&lt;br&gt;" calcext:value-type="string">
            <text:p>Nivine Megahed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ennifer Rosato Perea</text:p>
          </table:table-cell>
          <table:table-cell table:style-name="ce10" table:number-columns-repeated="3"/>
          <table:table-cell table:number-columns-repeated="48"/>
          <table:table-cell table:formula="of:=[.A192] &amp; IF([.D192] &lt;&gt; &quot;&quot;;&quot;, &quot; &amp; [.D192]; &quot;&quot;) &amp; &quot;&lt;br&gt;&quot;" office:value-type="string" office:string-value="Jennifer Rosato Perea&lt;br&gt;" calcext:value-type="string">
            <text:p>Jennifer Rosato Perea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Rebecca Rugg</text:p>
          </table:table-cell>
          <table:table-cell table:style-name="ce10" table:number-columns-repeated="3"/>
          <table:table-cell table:number-columns-repeated="48"/>
          <table:table-cell table:formula="of:=[.A193] &amp; IF([.D193] &lt;&gt; &quot;&quot;;&quot;, &quot; &amp; [.D193]; &quot;&quot;) &amp; &quot;&lt;br&gt;&quot;" office:value-type="string" office:string-value="Rebecca Rugg&lt;br&gt;" calcext:value-type="string">
            <text:p>Rebecca Rugg&lt;br&gt;</text:p>
          </table:table-cell>
          <table:table-cell table:number-columns-repeated="971"/>
        </table:table-row>
        <table:table-row table:style-name="ro8">
          <table:table-cell table:style-name="ce13" office:value-type="string" calcext:value-type="string">
            <text:p>Elissa Tenny</text:p>
          </table:table-cell>
          <table:table-cell table:style-name="ce10" table:number-columns-repeated="3"/>
          <table:table-cell table:number-columns-repeated="48"/>
          <table:table-cell table:formula="of:=[.A194] &amp; IF([.D194] &lt;&gt; &quot;&quot;;&quot;, &quot; &amp; [.D194]; &quot;&quot;) &amp; &quot;&lt;br&gt;&quot;" office:value-type="string" office:string-value="Elissa Tenny&lt;br&gt;" calcext:value-type="string">
            <text:p>Elissa Tenny&lt;br&gt;</text:p>
          </table:table-cell>
          <table:table-cell table:number-columns-repeated="971"/>
        </table:table-row>
        <table:table-row table:style-name="ro8">
          <table:table-cell table:style-name="ce10" table:number-columns-repeated="4"/>
          <table:table-cell table:number-columns-repeated="1020"/>
        </table:table-row>
        <table:table-row table:style-name="ro8">
          <table:table-cell table:style-name="ce15" office:value-type="string" calcext:value-type="string">
            <text:p>Law Membership Subcommittee</text:p>
          </table:table-cell>
          <table:table-cell table:style-name="ce10" table:number-columns-repeated="3"/>
          <table:table-cell table:number-columns-repeated="48"/>
          <table:table-cell table:formula="of:=&quot;&lt;strong&gt;&quot; &amp; [.A196] &amp; &quot;&lt;/strong&gt;&quot;" office:value-type="string" office:string-value="&lt;strong&gt;Law Membership Subcommittee&lt;/strong&gt;" calcext:value-type="string">
            <text:p>&lt;strong&gt;Law Membership Subcommittee&lt;/strong&gt;</text:p>
          </table:table-cell>
          <table:table-cell table:number-columns-repeated="971"/>
        </table:table-row>
        <table:table-row table:style-name="ro8">
          <table:table-cell table:style-name="ce10" office:value-type="string" calcext:value-type="string">
            <text:p>Cathy Birkeland</text:p>
          </table:table-cell>
          <table:table-cell table:style-name="ce10" table:number-columns-repeated="2"/>
          <table:table-cell table:style-name="ce10" office:value-type="string" calcext:value-type="string">
            <text:p>Chair</text:p>
          </table:table-cell>
          <table:table-cell table:number-columns-repeated="48"/>
          <table:table-cell table:formula="of:=[.A197] &amp; IF([.D197] &lt;&gt; &quot;&quot;;&quot;, &quot; &amp; [.D197]; &quot;&quot;) &amp; &quot;&lt;br&gt;&quot;" office:value-type="string" office:string-value="Cathy Birkeland, Chair&lt;br&gt;" calcext:value-type="string">
            <text:p>Cathy Birkeland, Chai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Rebecca Bacon</text:p>
          </table:table-cell>
          <table:table-cell table:style-name="ce10" table:number-columns-repeated="3"/>
          <table:table-cell table:number-columns-repeated="48"/>
          <table:table-cell table:formula="of:=[.A198] &amp; IF([.D198] &lt;&gt; &quot;&quot;;&quot;, &quot; &amp; [.D198]; &quot;&quot;) &amp; &quot;&lt;br&gt;&quot;" office:value-type="string" office:string-value="Rebecca Bacon&lt;br&gt;" calcext:value-type="string">
            <text:p>Rebecca Baco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Christine Edwards</text:p>
          </table:table-cell>
          <table:table-cell table:style-name="ce10" table:number-columns-repeated="3"/>
          <table:table-cell table:number-columns-repeated="48"/>
          <table:table-cell table:formula="of:=[.A199] &amp; IF([.D199] &lt;&gt; &quot;&quot;;&quot;, &quot; &amp; [.D199]; &quot;&quot;) &amp; &quot;&lt;br&gt;&quot;" office:value-type="string" office:string-value="Christine Edwards&lt;br&gt;" calcext:value-type="string">
            <text:p>Christine Edward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Esther Franco-Payne</text:p>
          </table:table-cell>
          <table:table-cell table:style-name="ce10" table:number-columns-repeated="3"/>
          <table:table-cell table:number-columns-repeated="48"/>
          <table:table-cell table:formula="of:=[.A200] &amp; IF([.D200] &lt;&gt; &quot;&quot;;&quot;, &quot; &amp; [.D200]; &quot;&quot;) &amp; &quot;&lt;br&gt;&quot;" office:value-type="string" office:string-value="Esther Franco-Payne&lt;br&gt;" calcext:value-type="string">
            <text:p>Esther Franco-Payne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Mary Ann Hynes</text:p>
          </table:table-cell>
          <table:table-cell table:style-name="ce10" table:number-columns-repeated="3"/>
          <table:table-cell table:number-columns-repeated="48"/>
          <table:table-cell table:formula="of:=[.A201] &amp; IF([.D201] &lt;&gt; &quot;&quot;;&quot;, &quot; &amp; [.D201]; &quot;&quot;) &amp; &quot;&lt;br&gt;&quot;" office:value-type="string" office:string-value="Mary Ann Hynes&lt;br&gt;" calcext:value-type="string">
            <text:p>Mary Ann Hyne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Devi Koya</text:p>
          </table:table-cell>
          <table:table-cell table:style-name="ce10" table:number-columns-repeated="3"/>
          <table:table-cell table:number-columns-repeated="48"/>
          <table:table-cell table:formula="of:=[.A202] &amp; IF([.D202] &lt;&gt; &quot;&quot;;&quot;, &quot; &amp; [.D202]; &quot;&quot;) &amp; &quot;&lt;br&gt;&quot;" office:value-type="string" office:string-value="Devi Koya&lt;br&gt;" calcext:value-type="string">
            <text:p>Devi Koya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oan Lefkow</text:p>
          </table:table-cell>
          <table:table-cell table:style-name="ce10" table:number-columns-repeated="3"/>
          <table:table-cell table:number-columns-repeated="48"/>
          <table:table-cell table:formula="of:=[.A203] &amp; IF([.D203] &lt;&gt; &quot;&quot;;&quot;, &quot; &amp; [.D203]; &quot;&quot;) &amp; &quot;&lt;br&gt;&quot;" office:value-type="string" office:string-value="Joan Lefkow&lt;br&gt;" calcext:value-type="string">
            <text:p>Joan Lefkow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Terri Mascherin</text:p>
          </table:table-cell>
          <table:table-cell table:style-name="ce10" table:number-columns-repeated="3"/>
          <table:table-cell table:number-columns-repeated="48"/>
          <table:table-cell table:formula="of:=[.A204] &amp; IF([.D204] &lt;&gt; &quot;&quot;;&quot;, &quot; &amp; [.D204]; &quot;&quot;) &amp; &quot;&lt;br&gt;&quot;" office:value-type="string" office:string-value="Terri Mascherin&lt;br&gt;" calcext:value-type="string">
            <text:p>Terri Mascheri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Maura Ann McBreen</text:p>
          </table:table-cell>
          <table:table-cell table:style-name="ce10" table:number-columns-repeated="3"/>
          <table:table-cell table:number-columns-repeated="48"/>
          <table:table-cell table:formula="of:=[.A205] &amp; IF([.D205] &lt;&gt; &quot;&quot;;&quot;, &quot; &amp; [.D205]; &quot;&quot;) &amp; &quot;&lt;br&gt;&quot;" office:value-type="string" office:string-value="Maura Ann McBreen&lt;br&gt;" calcext:value-type="string">
            <text:p>Maura Ann McBree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Mary Meg McCarthy</text:p>
          </table:table-cell>
          <table:table-cell table:style-name="ce10" table:number-columns-repeated="3"/>
          <table:table-cell table:number-columns-repeated="48"/>
          <table:table-cell table:formula="of:=[.A206] &amp; IF([.D206] &lt;&gt; &quot;&quot;;&quot;, &quot; &amp; [.D206]; &quot;&quot;) &amp; &quot;&lt;br&gt;&quot;" office:value-type="string" office:string-value="Mary Meg McCarthy&lt;br&gt;" calcext:value-type="string">
            <text:p>Mary Meg McCarthy&lt;br&gt;</text:p>
          </table:table-cell>
          <table:table-cell table:number-columns-repeated="971"/>
        </table:table-row>
        <table:table-row table:style-name="ro8">
          <table:table-cell table:style-name="ce10" table:number-columns-repeated="4"/>
          <table:table-cell table:number-columns-repeated="1020"/>
        </table:table-row>
        <table:table-row table:style-name="ro8">
          <table:table-cell table:style-name="ce15" office:value-type="string" calcext:value-type="string">
            <text:p>Media &amp; Communications Membership Subcommittee</text:p>
          </table:table-cell>
          <table:table-cell table:style-name="ce10" table:number-columns-repeated="3"/>
          <table:table-cell table:number-columns-repeated="48"/>
          <table:table-cell table:formula="of:=&quot;&lt;strong&gt;&quot; &amp; [.A208] &amp; &quot;&lt;/strong&gt;&quot;" office:value-type="string" office:string-value="&lt;strong&gt;Media &amp; Communications Membership Subcommittee&lt;/strong&gt;" calcext:value-type="string">
            <text:p>&lt;strong&gt;Media &amp; Communications Membership Subcommittee&lt;/strong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Teri Arvesu</text:p>
          </table:table-cell>
          <table:table-cell table:style-name="ce10" table:number-columns-repeated="2"/>
          <table:table-cell table:style-name="ce10" office:value-type="string" calcext:value-type="string">
            <text:p>Chair</text:p>
          </table:table-cell>
          <table:table-cell table:number-columns-repeated="48"/>
          <table:table-cell table:formula="of:=[.A209] &amp; IF([.D209] &lt;&gt; &quot;&quot;;&quot;, &quot; &amp; [.D209]; &quot;&quot;) &amp; &quot;&lt;br&gt;&quot;" office:value-type="string" office:string-value="Teri Arvesu, Chair&lt;br&gt;" calcext:value-type="string">
            <text:p>Teri Arvesu, Chai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Shan Bhati</text:p>
          </table:table-cell>
          <table:table-cell table:style-name="ce10" table:number-columns-repeated="3"/>
          <table:table-cell table:number-columns-repeated="48"/>
          <table:table-cell table:formula="of:=[.A210] &amp; IF([.D210] &lt;&gt; &quot;&quot;;&quot;, &quot; &amp; [.D210]; &quot;&quot;) &amp; &quot;&lt;br&gt;&quot;" office:value-type="string" office:string-value="Shan Bhati&lt;br&gt;" calcext:value-type="string">
            <text:p>Shan Bhati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Cari Bucci-Hulings</text:p>
          </table:table-cell>
          <table:table-cell table:style-name="ce10" table:number-columns-repeated="3"/>
          <table:table-cell table:number-columns-repeated="48"/>
          <table:table-cell table:formula="of:=[.A211] &amp; IF([.D211] &lt;&gt; &quot;&quot;;&quot;, &quot; &amp; [.D211]; &quot;&quot;) &amp; &quot;&lt;br&gt;&quot;" office:value-type="string" office:string-value="Cari Bucci-Hulings&lt;br&gt;" calcext:value-type="string">
            <text:p>Cari Bucci-Huling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Karyn Esken</text:p>
          </table:table-cell>
          <table:table-cell table:style-name="ce10" table:number-columns-repeated="3"/>
          <table:table-cell table:number-columns-repeated="48"/>
          <table:table-cell table:formula="of:=[.A212] &amp; IF([.D212] &lt;&gt; &quot;&quot;;&quot;, &quot; &amp; [.D212]; &quot;&quot;) &amp; &quot;&lt;br&gt;&quot;" office:value-type="string" office:string-value="Karyn Esken&lt;br&gt;" calcext:value-type="string">
            <text:p>Karyn Eske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E.T. Franklin</text:p>
          </table:table-cell>
          <table:table-cell table:style-name="ce10" table:number-columns-repeated="3"/>
          <table:table-cell table:number-columns-repeated="48"/>
          <table:table-cell table:formula="of:=[.A213] &amp; IF([.D213] &lt;&gt; &quot;&quot;;&quot;, &quot; &amp; [.D213]; &quot;&quot;) &amp; &quot;&lt;br&gt;&quot;" office:value-type="string" office:string-value="E.T. Franklin&lt;br&gt;" calcext:value-type="string">
            <text:p>E.T. Frankli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ennifer Graves</text:p>
          </table:table-cell>
          <table:table-cell table:style-name="ce10" table:number-columns-repeated="3"/>
          <table:table-cell table:number-columns-repeated="48"/>
          <table:table-cell table:formula="of:=[.A214] &amp; IF([.D214] &lt;&gt; &quot;&quot;;&quot;, &quot; &amp; [.D214]; &quot;&quot;) &amp; &quot;&lt;br&gt;&quot;" office:value-type="string" office:string-value="Jennifer Graves&lt;br&gt;" calcext:value-type="string">
            <text:p>Jennifer Grave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Susan Jacobs</text:p>
          </table:table-cell>
          <table:table-cell table:style-name="ce10" table:number-columns-repeated="3"/>
          <table:table-cell table:number-columns-repeated="48"/>
          <table:table-cell table:formula="of:=[.A215] &amp; IF([.D215] &lt;&gt; &quot;&quot;;&quot;, &quot; &amp; [.D215]; &quot;&quot;) &amp; &quot;&lt;br&gt;&quot;" office:value-type="string" office:string-value="Susan Jacobs&lt;br&gt;" calcext:value-type="string">
            <text:p>Susan Jacob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Renetta McCann</text:p>
          </table:table-cell>
          <table:table-cell table:style-name="ce10" table:number-columns-repeated="3"/>
          <table:table-cell table:number-columns-repeated="48"/>
          <table:table-cell table:formula="of:=[.A216] &amp; IF([.D216] &lt;&gt; &quot;&quot;;&quot;, &quot; &amp; [.D216]; &quot;&quot;) &amp; &quot;&lt;br&gt;&quot;" office:value-type="string" office:string-value="Renetta McCann&lt;br&gt;" calcext:value-type="string">
            <text:p>Renetta McCan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Sandra Cordova Micek</text:p>
          </table:table-cell>
          <table:table-cell table:style-name="ce10" table:number-columns-repeated="3"/>
          <table:table-cell table:number-columns-repeated="48"/>
          <table:table-cell table:formula="of:=[.A217] &amp; IF([.D217] &lt;&gt; &quot;&quot;;&quot;, &quot; &amp; [.D217]; &quot;&quot;) &amp; &quot;&lt;br&gt;&quot;" office:value-type="string" office:string-value="Sandra Cordova Micek&lt;br&gt;" calcext:value-type="string">
            <text:p>Sandra Cordova Micek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Alison Scholly</text:p>
          </table:table-cell>
          <table:table-cell table:style-name="ce10" table:number-columns-repeated="3"/>
          <table:table-cell table:number-columns-repeated="48"/>
          <table:table-cell table:formula="of:=[.A218] &amp; IF([.D218] &lt;&gt; &quot;&quot;;&quot;, &quot; &amp; [.D218]; &quot;&quot;) &amp; &quot;&lt;br&gt;&quot;" office:value-type="string" office:string-value="Alison Scholly&lt;br&gt;" calcext:value-type="string">
            <text:p>Alison Scholly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Maxine Winer</text:p>
          </table:table-cell>
          <table:table-cell table:style-name="ce10" table:number-columns-repeated="3"/>
          <table:table-cell table:number-columns-repeated="48"/>
          <table:table-cell table:formula="of:=[.A219] &amp; IF([.D219] &lt;&gt; &quot;&quot;;&quot;, &quot; &amp; [.D219]; &quot;&quot;) &amp; &quot;&lt;br&gt;&quot;" office:value-type="string" office:string-value="Maxine Winer&lt;br&gt;" calcext:value-type="string">
            <text:p>Maxine Winer&lt;br&gt;</text:p>
          </table:table-cell>
          <table:table-cell table:number-columns-repeated="971"/>
        </table:table-row>
        <table:table-row table:style-name="ro8">
          <table:table-cell table:style-name="ce10" table:number-columns-repeated="4"/>
          <table:table-cell table:number-columns-repeated="1020"/>
        </table:table-row>
        <table:table-row table:style-name="ro8">
          <table:table-cell table:style-name="ce15" office:value-type="string" calcext:value-type="string">
            <text:p>Mid-Size Private Companies Membership Subcommittee</text:p>
          </table:table-cell>
          <table:table-cell table:style-name="ce10" table:number-columns-repeated="3"/>
          <table:table-cell table:number-columns-repeated="48"/>
          <table:table-cell table:formula="of:=&quot;&lt;strong&gt;&quot; &amp; [.A221] &amp; &quot;&lt;/strong&gt;&quot;" office:value-type="string" office:string-value="&lt;strong&gt;Mid-Size Private Companies Membership Subcommittee&lt;/strong&gt;" calcext:value-type="string">
            <text:p>&lt;strong&gt;Mid-Size Private Companies Membership Subcommittee&lt;/strong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ulie Scott</text:p>
          </table:table-cell>
          <table:table-cell table:style-name="ce10" table:number-columns-repeated="2"/>
          <table:table-cell table:style-name="ce10" office:value-type="string" calcext:value-type="string">
            <text:p>Chair</text:p>
          </table:table-cell>
          <table:table-cell table:number-columns-repeated="48"/>
          <table:table-cell table:formula="of:=[.A222] &amp; IF([.D222] &lt;&gt; &quot;&quot;;&quot;, &quot; &amp; [.D222]; &quot;&quot;) &amp; &quot;&lt;br&gt;&quot;" office:value-type="string" office:string-value="Julie Scott, Chair&lt;br&gt;" calcext:value-type="string">
            <text:p>Julie Scott, Chai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Caroline Becker Joss</text:p>
          </table:table-cell>
          <table:table-cell table:style-name="ce10" table:number-columns-repeated="3"/>
          <table:table-cell table:number-columns-repeated="48"/>
          <table:table-cell table:formula="of:=[.A223] &amp; IF([.D223] &lt;&gt; &quot;&quot;;&quot;, &quot; &amp; [.D223]; &quot;&quot;) &amp; &quot;&lt;br&gt;&quot;" office:value-type="string" office:string-value="Caroline Becker Joss&lt;br&gt;" calcext:value-type="string">
            <text:p>Caroline Becker Jos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Rona Borre</text:p>
          </table:table-cell>
          <table:table-cell table:style-name="ce10" table:number-columns-repeated="3"/>
          <table:table-cell table:number-columns-repeated="48"/>
          <table:table-cell table:formula="of:=[.A224] &amp; IF([.D224] &lt;&gt; &quot;&quot;;&quot;, &quot; &amp; [.D224]; &quot;&quot;) &amp; &quot;&lt;br&gt;&quot;" office:value-type="string" office:string-value="Rona Borre&lt;br&gt;" calcext:value-type="string">
            <text:p>Rona Borre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Eileen Chin</text:p>
          </table:table-cell>
          <table:table-cell table:style-name="ce10" table:number-columns-repeated="3"/>
          <table:table-cell table:number-columns-repeated="48"/>
          <table:table-cell table:formula="of:=[.A225] &amp; IF([.D225] &lt;&gt; &quot;&quot;;&quot;, &quot; &amp; [.D225]; &quot;&quot;) &amp; &quot;&lt;br&gt;&quot;" office:value-type="string" office:string-value="Eileen Chin&lt;br&gt;" calcext:value-type="string">
            <text:p>Eileen Chi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Anne Edwards-Cotter</text:p>
          </table:table-cell>
          <table:table-cell table:style-name="ce10" table:number-columns-repeated="3"/>
          <table:table-cell table:number-columns-repeated="48"/>
          <table:table-cell table:formula="of:=[.A226] &amp; IF([.D226] &lt;&gt; &quot;&quot;;&quot;, &quot; &amp; [.D226]; &quot;&quot;) &amp; &quot;&lt;br&gt;&quot;" office:value-type="string" office:string-value="Anne Edwards-Cotter&lt;br&gt;" calcext:value-type="string">
            <text:p>Anne Edwards-Cotte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Alison Gutterman</text:p>
          </table:table-cell>
          <table:table-cell table:style-name="ce10" table:number-columns-repeated="3"/>
          <table:table-cell table:number-columns-repeated="48"/>
          <table:table-cell table:formula="of:=[.A227] &amp; IF([.D227] &lt;&gt; &quot;&quot;;&quot;, &quot; &amp; [.D227]; &quot;&quot;) &amp; &quot;&lt;br&gt;&quot;" office:value-type="string" office:string-value="Alison Gutterman&lt;br&gt;" calcext:value-type="string">
            <text:p>Alison Gutterma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Stephanie Hickman</text:p>
          </table:table-cell>
          <table:table-cell table:style-name="ce10" table:number-columns-repeated="3"/>
          <table:table-cell table:number-columns-repeated="48"/>
          <table:table-cell table:formula="of:=[.A228] &amp; IF([.D228] &lt;&gt; &quot;&quot;;&quot;, &quot; &amp; [.D228]; &quot;&quot;) &amp; &quot;&lt;br&gt;&quot;" office:value-type="string" office:string-value="Stephanie Hickman&lt;br&gt;" calcext:value-type="string">
            <text:p>Stephanie Hickma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Erin Inman</text:p>
          </table:table-cell>
          <table:table-cell table:style-name="ce10" table:number-columns-repeated="3"/>
          <table:table-cell table:number-columns-repeated="48"/>
          <table:table-cell table:formula="of:=[.A229] &amp; IF([.D229] &lt;&gt; &quot;&quot;;&quot;, &quot; &amp; [.D229]; &quot;&quot;) &amp; &quot;&lt;br&gt;&quot;" office:value-type="string" office:string-value="Erin Inman&lt;br&gt;" calcext:value-type="string">
            <text:p>Erin Inma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Cheryl Lulias</text:p>
          </table:table-cell>
          <table:table-cell table:style-name="ce10" table:number-columns-repeated="3"/>
          <table:table-cell table:number-columns-repeated="48"/>
          <table:table-cell table:formula="of:=[.A230] &amp; IF([.D230] &lt;&gt; &quot;&quot;;&quot;, &quot; &amp; [.D230]; &quot;&quot;) &amp; &quot;&lt;br&gt;&quot;" office:value-type="string" office:string-value="Cheryl Lulias&lt;br&gt;" calcext:value-type="string">
            <text:p>Cheryl Lulia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Laura Neiman</text:p>
          </table:table-cell>
          <table:table-cell table:style-name="ce10" table:number-columns-repeated="3"/>
          <table:table-cell table:number-columns-repeated="48"/>
          <table:table-cell table:formula="of:=[.A231] &amp; IF([.D231] &lt;&gt; &quot;&quot;;&quot;, &quot; &amp; [.D231]; &quot;&quot;) &amp; &quot;&lt;br&gt;&quot;" office:value-type="string" office:string-value="Laura Neiman&lt;br&gt;" calcext:value-type="string">
            <text:p>Laura Neima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enny Niemann</text:p>
          </table:table-cell>
          <table:table-cell table:style-name="ce10" table:number-columns-repeated="3"/>
          <table:table-cell table:number-columns-repeated="48"/>
          <table:table-cell table:formula="of:=[.A232] &amp; IF([.D232] &lt;&gt; &quot;&quot;;&quot;, &quot; &amp; [.D232]; &quot;&quot;) &amp; &quot;&lt;br&gt;&quot;" office:value-type="string" office:string-value="Jenny Niemann&lt;br&gt;" calcext:value-type="string">
            <text:p>Jenny Nieman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Ellen Rudnick</text:p>
          </table:table-cell>
          <table:table-cell table:style-name="ce10" table:number-columns-repeated="3"/>
          <table:table-cell table:number-columns-repeated="48"/>
          <table:table-cell table:formula="of:=[.A233] &amp; IF([.D233] &lt;&gt; &quot;&quot;;&quot;, &quot; &amp; [.D233]; &quot;&quot;) &amp; &quot;&lt;br&gt;&quot;" office:value-type="string" office:string-value="Ellen Rudnick&lt;br&gt;" calcext:value-type="string">
            <text:p>Ellen Rudnick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Donna Williamson</text:p>
          </table:table-cell>
          <table:table-cell table:style-name="ce10" table:number-columns-repeated="3"/>
          <table:table-cell table:number-columns-repeated="48"/>
          <table:table-cell table:formula="of:=[.A234] &amp; IF([.D234] &lt;&gt; &quot;&quot;;&quot;, &quot; &amp; [.D234]; &quot;&quot;) &amp; &quot;&lt;br&gt;&quot;" office:value-type="string" office:string-value="Donna Williamson&lt;br&gt;" calcext:value-type="string">
            <text:p>Donna Williamson&lt;br&gt;</text:p>
          </table:table-cell>
          <table:table-cell table:number-columns-repeated="971"/>
        </table:table-row>
        <table:table-row table:style-name="ro8">
          <table:table-cell table:style-name="ce10" table:number-columns-repeated="4"/>
          <table:table-cell table:number-columns-repeated="1020"/>
        </table:table-row>
        <table:table-row table:style-name="ro8">
          <table:table-cell table:style-name="ce15" office:value-type="string" calcext:value-type="string">
            <text:p>Nonprofit Membership Subcommittee</text:p>
          </table:table-cell>
          <table:table-cell table:style-name="ce10" table:number-columns-repeated="3"/>
          <table:table-cell table:number-columns-repeated="48"/>
          <table:table-cell table:formula="of:=&quot;&lt;strong&gt;&quot; &amp; [.A236] &amp; &quot;&lt;/strong&gt;&quot;" office:value-type="string" office:string-value="&lt;strong&gt;Nonprofit Membership Subcommittee&lt;/strong&gt;" calcext:value-type="string">
            <text:p>&lt;strong&gt;Nonprofit Membership Subcommittee&lt;/strong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ane Mentzinger</text:p>
          </table:table-cell>
          <table:table-cell table:style-name="ce10" table:number-columns-repeated="2"/>
          <table:table-cell table:style-name="ce10" office:value-type="string" calcext:value-type="string">
            <text:p>Chair</text:p>
          </table:table-cell>
          <table:table-cell table:number-columns-repeated="48"/>
          <table:table-cell table:formula="of:=[.A237] &amp; IF([.D237] &lt;&gt; &quot;&quot;;&quot;, &quot; &amp; [.D237]; &quot;&quot;) &amp; &quot;&lt;br&gt;&quot;" office:value-type="string" office:string-value="Jane Mentzinger, Chair&lt;br&gt;" calcext:value-type="string">
            <text:p>Jane Mentzinger, Chai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Heather Anichini</text:p>
          </table:table-cell>
          <table:table-cell table:style-name="ce10" table:number-columns-repeated="3"/>
          <table:table-cell table:number-columns-repeated="48"/>
          <table:table-cell table:formula="of:=[.A238] &amp; IF([.D238] &lt;&gt; &quot;&quot;;&quot;, &quot; &amp; [.D238]; &quot;&quot;) &amp; &quot;&lt;br&gt;&quot;" office:value-type="string" office:string-value="Heather Anichini&lt;br&gt;" calcext:value-type="string">
            <text:p>Heather Anichini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MarySue Barrett</text:p>
          </table:table-cell>
          <table:table-cell table:style-name="ce10" table:number-columns-repeated="3"/>
          <table:table-cell table:number-columns-repeated="48"/>
          <table:table-cell table:formula="of:=[.A239] &amp; IF([.D239] &lt;&gt; &quot;&quot;;&quot;, &quot; &amp; [.D239]; &quot;&quot;) &amp; &quot;&lt;br&gt;&quot;" office:value-type="string" office:string-value="MarySue Barrett&lt;br&gt;" calcext:value-type="string">
            <text:p>MarySue Barrett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Gillian Darlow</text:p>
          </table:table-cell>
          <table:table-cell table:style-name="ce10" table:number-columns-repeated="3"/>
          <table:table-cell table:number-columns-repeated="48"/>
          <table:table-cell table:formula="of:=[.A240] &amp; IF([.D240] &lt;&gt; &quot;&quot;;&quot;, &quot; &amp; [.D240]; &quot;&quot;) &amp; &quot;&lt;br&gt;&quot;" office:value-type="string" office:string-value="Gillian Darlow&lt;br&gt;" calcext:value-type="string">
            <text:p>Gillian Darlow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Maria Kim</text:p>
          </table:table-cell>
          <table:table-cell table:style-name="ce10" table:number-columns-repeated="3"/>
          <table:table-cell table:number-columns-repeated="48"/>
          <table:table-cell table:formula="of:=[.A241] &amp; IF([.D241] &lt;&gt; &quot;&quot;;&quot;, &quot; &amp; [.D241]; &quot;&quot;) &amp; &quot;&lt;br&gt;&quot;" office:value-type="string" office:string-value="Maria Kim&lt;br&gt;" calcext:value-type="string">
            <text:p>Maria Kim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Alison Ranney</text:p>
          </table:table-cell>
          <table:table-cell table:style-name="ce10" table:number-columns-repeated="3"/>
          <table:table-cell table:number-columns-repeated="48"/>
          <table:table-cell table:formula="of:=[.A242] &amp; IF([.D242] &lt;&gt; &quot;&quot;;&quot;, &quot; &amp; [.D242]; &quot;&quot;) &amp; &quot;&lt;br&gt;&quot;" office:value-type="string" office:string-value="Alison Ranney&lt;br&gt;" calcext:value-type="string">
            <text:p>Alison Ranney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Angela Williams</text:p>
          </table:table-cell>
          <table:table-cell table:style-name="ce10" table:number-columns-repeated="3"/>
          <table:table-cell table:number-columns-repeated="48"/>
          <table:table-cell table:formula="of:=[.A243] &amp; IF([.D243] &lt;&gt; &quot;&quot;;&quot;, &quot; &amp; [.D243]; &quot;&quot;) &amp; &quot;&lt;br&gt;&quot;" office:value-type="string" office:string-value="Angela Williams&lt;br&gt;" calcext:value-type="string">
            <text:p>Angela Williams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Brooke Wiseman</text:p>
          </table:table-cell>
          <table:table-cell table:style-name="ce10" table:number-columns-repeated="3"/>
          <table:table-cell table:number-columns-repeated="48"/>
          <table:table-cell table:formula="of:=[.A244] &amp; IF([.D244] &lt;&gt; &quot;&quot;;&quot;, &quot; &amp; [.D244]; &quot;&quot;) &amp; &quot;&lt;br&gt;&quot;" office:value-type="string" office:string-value="Brooke Wiseman&lt;br&gt;" calcext:value-type="string">
            <text:p>Brooke Wiseman&lt;br&gt;</text:p>
          </table:table-cell>
          <table:table-cell table:number-columns-repeated="971"/>
        </table:table-row>
        <table:table-row table:style-name="ro8">
          <table:table-cell table:style-name="ce10" table:number-columns-repeated="4"/>
          <table:table-cell table:number-columns-repeated="1020"/>
        </table:table-row>
        <table:table-row table:style-name="ro8">
          <table:table-cell table:style-name="ce15" office:value-type="string" calcext:value-type="string">
            <text:p>Professional Services &amp; Associations Membership Subcommittee</text:p>
          </table:table-cell>
          <table:table-cell table:style-name="ce10" table:number-columns-repeated="3"/>
          <table:table-cell table:number-columns-repeated="48"/>
          <table:table-cell table:formula="of:=&quot;&lt;strong&gt;&quot; &amp; [.A246] &amp; &quot;&lt;/strong&gt;&quot;" office:value-type="string" office:string-value="&lt;strong&gt;Professional Services &amp; Associations Membership Subcommittee&lt;/strong&gt;" calcext:value-type="string">
            <text:p>&lt;strong&gt;Professional Services &amp; Associations Membership Subcommittee&lt;/strong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Gina Berndt</text:p>
          </table:table-cell>
          <table:table-cell table:style-name="ce10" table:number-columns-repeated="2"/>
          <table:table-cell table:style-name="ce10" office:value-type="string" calcext:value-type="string">
            <text:p>Chair</text:p>
          </table:table-cell>
          <table:table-cell table:number-columns-repeated="48"/>
          <table:table-cell table:formula="of:=[.A247] &amp; IF([.D247] &lt;&gt; &quot;&quot;;&quot;, &quot; &amp; [.D247]; &quot;&quot;) &amp; &quot;&lt;br&gt;&quot;" office:value-type="string" office:string-value="Gina Berndt, Chair&lt;br&gt;" calcext:value-type="string">
            <text:p>Gina Berndt, Chai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Donni Case </text:p>
          </table:table-cell>
          <table:table-cell table:style-name="ce10" table:number-columns-repeated="3"/>
          <table:table-cell table:number-columns-repeated="48"/>
          <table:table-cell table:formula="of:=[.A248] &amp; IF([.D248] &lt;&gt; &quot;&quot;;&quot;, &quot; &amp; [.D248]; &quot;&quot;) &amp; &quot;&lt;br&gt;&quot;" office:value-type="string" office:string-value="Donni Case &lt;br&gt;" calcext:value-type="string">
            <text:p>Donni Case 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Lisa Johnson</text:p>
          </table:table-cell>
          <table:table-cell table:style-name="ce10" table:number-columns-repeated="3"/>
          <table:table-cell table:number-columns-repeated="48"/>
          <table:table-cell table:formula="of:=[.A249] &amp; IF([.D249] &lt;&gt; &quot;&quot;;&quot;, &quot; &amp; [.D249]; &quot;&quot;) &amp; &quot;&lt;br&gt;&quot;" office:value-type="string" office:string-value="Lisa Johnson&lt;br&gt;" calcext:value-type="string">
            <text:p>Lisa Johnson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ackie Koo</text:p>
          </table:table-cell>
          <table:table-cell table:style-name="ce10" table:number-columns-repeated="3"/>
          <table:table-cell table:number-columns-repeated="48"/>
          <table:table-cell table:formula="of:=[.A250] &amp; IF([.D250] &lt;&gt; &quot;&quot;;&quot;, &quot; &amp; [.D250]; &quot;&quot;) &amp; &quot;&lt;br&gt;&quot;" office:value-type="string" office:string-value="Jackie Koo&lt;br&gt;" calcext:value-type="string">
            <text:p>Jackie Koo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Kathy Scherer</text:p>
          </table:table-cell>
          <table:table-cell table:style-name="ce10" table:number-columns-repeated="3"/>
          <table:table-cell table:number-columns-repeated="48"/>
          <table:table-cell table:formula="of:=[.A251] &amp; IF([.D251] &lt;&gt; &quot;&quot;;&quot;, &quot; &amp; [.D251]; &quot;&quot;) &amp; &quot;&lt;br&gt;&quot;" office:value-type="string" office:string-value="Kathy Scherer&lt;br&gt;" calcext:value-type="string">
            <text:p>Kathy Scherer&lt;br&gt;</text:p>
          </table:table-cell>
          <table:table-cell table:number-columns-repeated="971"/>
        </table:table-row>
        <table:table-row table:style-name="ro8">
          <table:table-cell table:style-name="ce11" office:value-type="string" calcext:value-type="string">
            <text:p>Jill Smart</text:p>
          </table:table-cell>
          <table:table-cell table:style-name="ce10" table:number-columns-repeated="3"/>
          <table:table-cell table:number-columns-repeated="48"/>
          <table:table-cell table:formula="of:=[.A252] &amp; IF([.D252] &lt;&gt; &quot;&quot;;&quot;, &quot; &amp; [.D252]; &quot;&quot;) &amp; &quot;&lt;br&gt;&quot;" office:value-type="string" office:string-value="Jill Smart&lt;br&gt;" calcext:value-type="string">
            <text:p>Jill Smart&lt;br&gt;</text:p>
          </table:table-cell>
          <table:table-cell table:number-columns-repeated="971"/>
        </table:table-row>
        <table:table-row table:style-name="ro9" table:number-rows-repeated="1048323">
          <table:table-cell table:number-columns-repeated="1024"/>
        </table:table-row>
        <table:table-row table:style-name="ro9">
          <table:table-cell table:number-columns-repeated="1024"/>
        </table:table-row>
      </table:table>
      <table:named-expressions/>
      <table:database-ranges>
        <table:database-range table:name="__Anonymous_Sheet_DB__0" table:target-range-address="'FY 2022 Committees and Chairs'.A1:'FY 2022 Committees and Chairs'.A21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Calibri Light" svg:font-family="'Calibri Light'" style:font-family-generic="swiss"/>
    <style:font-face style:name="D-DIN" svg:font-family="D-DIN" style:font-family-generic="swiss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42">
      <number:minutes number:style="long"/>
      <number:text>:</number:text>
      <number:seconds number:style="long" number:decimal-places="1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/>
    </number:time-style>
    <number:currency-style style:name="N139P0" style:volatile="true">
      <number:text> </number:text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39P1" style:volatile="true">
      <number:text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39P2" style:volatile="true">
      <number:text> </number:text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38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8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38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currency-style style:name="N137P0" style:volatile="true">
      <number:text> </number:text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37P1" style:volatile="true">
      <number:text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37P2" style:volatile="true">
      <number:text> </number:text>
      <number:currency-symbol/>
      <number:fill-character> </number:fill-character>
      <number:text>- </number:text>
    </number:currency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36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6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6P2" style:volatile="true">
      <number:text> </number:text>
      <number:fill-character> </number:fill-character>
      <number:text>- </number:text>
    </number:number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35P0" style:volatile="true">
      <number:number number:decimal-places="2" number:min-decimal-places="2" number:min-integer-digits="1" number:grouping="true"/>
      <number:text> </number:text>
    </number:number-style>
    <number:number-style style:name="N135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5P0"/>
    </number:number-style>
    <number:number-style style:name="N134P0" style:volatile="true">
      <number:number number:decimal-places="0" number:min-decimal-places="0" number:min-integer-digits="1" number:grouping="true"/>
      <number:text> </number:text>
    </number:number-style>
    <number:number-style style:name="N134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4P0"/>
    </number:number-style>
    <number:date-style style:name="N13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time-style style:name="N132">
      <number:hours/>
      <number:text>:</number:text>
      <number:minutes number:style="long"/>
      <number:text>:</number:text>
      <number:seconds number:style="long"/>
    </number:time-style>
    <number:time-style style:name="N131">
      <number:hours/>
      <number:text>:</number:text>
      <number:minutes number:style="long"/>
    </number:time-style>
    <number:time-style style:name="N13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29">
      <number:hours/>
      <number:text>:</number:text>
      <number:minutes number:style="long"/>
      <number:text> </number:text>
      <number:am-pm/>
    </number:time-style>
    <number:date-style style:name="N128">
      <number:month number:textual="true"/>
      <number:text>-</number:text>
      <number:year/>
    </number:date-style>
    <number:date-style style:name="N127">
      <number:day/>
      <number:text>-</number:text>
      <number:month number:textual="true"/>
    </number:date-style>
    <number:date-style style:name="N126">
      <number:day/>
      <number:text>-</number:text>
      <number:month number:textual="true"/>
      <number:text>-</number:text>
      <number:year/>
    </number:date-style>
    <number:date-style style:name="N125">
      <number:month/>
      <number:text>/</number:text>
      <number:day/>
      <number:text>/</number:text>
      <number:year number:style="long"/>
    </number:date-style>
    <number:currency-style style:name="N124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4P0"/>
    </number:currency-style>
    <number:currency-style style:name="N123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3P0"/>
    </number:currency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1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1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1P0"/>
    </number:currency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20_25__20_-_20_Accent1" style:display-name="Excel Built-in 20% - Accent1" style:family="table-cell" style:parent-style-name="Default">
      <style:table-cell-properties fo:background-color="#dae3f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2" style:display-name="Excel Built-in 20% - Accent2" style:family="table-cell" style:parent-style-name="Default">
      <style:table-cell-properties fo:background-color="#fbe5d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3" style:display-name="Excel Built-in 20% - Accent3" style:family="table-cell" style:parent-style-name="Default">
      <style:table-cell-properties fo:background-color="#edede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4" style:display-name="Excel Built-in 20% - Accent4" style:family="table-cell" style:parent-style-name="Default">
      <style:table-cell-properties fo:background-color="#fff2c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5" style:display-name="Excel Built-in 20% - Accent5" style:family="table-cell" style:parent-style-name="Default">
      <style:table-cell-properties fo:background-color="#deebf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20_25__20_-_20_Accent6" style:display-name="Excel Built-in 20% - Accent6" style:family="table-cell" style:parent-style-name="Default">
      <style:table-cell-properties fo:background-color="#e2f0d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1" style:display-name="Excel Built-in 40% - Accent1" style:family="table-cell" style:parent-style-name="Default">
      <style:table-cell-properties fo:background-color="#b4c7e7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2" style:display-name="Excel Built-in 40% - Accent2" style:family="table-cell" style:parent-style-name="Default">
      <style:table-cell-properties fo:background-color="#f8cbad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3" style:display-name="Excel Built-in 40% - Accent3" style:family="table-cell" style:parent-style-name="Default">
      <style:table-cell-properties fo:background-color="#dbdbdb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4" style:display-name="Excel Built-in 40% - Accent4" style:family="table-cell" style:parent-style-name="Default">
      <style:table-cell-properties fo:background-color="#ffe69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5" style:display-name="Excel Built-in 40% - Accent5" style:family="table-cell" style:parent-style-name="Default">
      <style:table-cell-properties fo:background-color="#bdd7e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40_25__20_-_20_Accent6" style:display-name="Excel Built-in 40% - Accent6" style:family="table-cell" style:parent-style-name="Default">
      <style:table-cell-properties fo:background-color="#c5e0b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1" style:display-name="Excel Built-in 60% - Accent1" style:family="table-cell" style:parent-style-name="Default">
      <style:table-cell-properties fo:background-color="#8faadc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2" style:display-name="Excel Built-in 60% - Accent2" style:family="table-cell" style:parent-style-name="Default">
      <style:table-cell-properties fo:background-color="#f4b183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3" style:display-name="Excel Built-in 60% - Accent3" style:family="table-cell" style:parent-style-name="Default">
      <style:table-cell-properties fo:background-color="#c9c9c9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4" style:display-name="Excel Built-in 60% - Accent4" style:family="table-cell" style:parent-style-name="Default">
      <style:table-cell-properties fo:background-color="#ffd96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5" style:display-name="Excel Built-in 60% - Accent5" style:family="table-cell" style:parent-style-name="Default">
      <style:table-cell-properties fo:background-color="#9dc3e6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60_25__20_-_20_Accent6" style:display-name="Excel Built-in 60% - Accent6" style:family="table-cell" style:parent-style-name="Default">
      <style:table-cell-properties fo:background-color="#a9d18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1" style:display-name="Excel Built-in Accent1" style:family="table-cell" style:parent-style-name="Default">
      <style:table-cell-properties fo:background-color="#4472c4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2" style:display-name="Excel Built-in Accent2" style:family="table-cell" style:parent-style-name="Default">
      <style:table-cell-properties fo:background-color="#ed7d31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3" style:display-name="Excel Built-in Accent3" style:family="table-cell" style:parent-style-name="Default">
      <style:table-cell-properties fo:background-color="#a5a5a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4" style:display-name="Excel Built-in Accent4" style:family="table-cell" style:parent-style-name="Default">
      <style:table-cell-properties fo:background-color="#ffc000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5" style:display-name="Excel Built-in Accent5" style:family="table-cell" style:parent-style-name="Default">
      <style:table-cell-properties fo:background-color="#5b9bd5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Accent6" style:display-name="Excel Built-in Accent6" style:family="table-cell" style:parent-style-name="Default">
      <style:table-cell-properties fo:background-color="#70ad47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Check_20_Cell" style:display-name="Excel Built-in Check Cell" style:family="table-cell" style:parent-style-name="Default">
      <style:table-cell-properties fo:background-color="#a5a5a5" style:diagonal-bl-tr="none" style:diagonal-tl-br="none" fo:border="1.76pt double-thin #3f3f3f" style:border-line-width="0.0071in 0.0102in 0.0071in"/>
      <style:text-properties fo:color="#ffff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size-complex="11pt" style:font-style-complex="italic" style:font-weight-complex="normal"/>
    </style:style>
    <style:style style:name="Excel_20_Built-in_20_Good" style:display-name="Excel Built-in Good" style:family="table-cell" style:parent-style-name="Default">
      <style:table-cell-properties fo:background-color="#c6efce"/>
      <style:text-properties fo:color="#0061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Heading_20_1" style:display-name="Excel Built-in Heading 1" style:family="table-cell" style:parent-style-name="Default">
      <style:table-cell-properties fo:border-bottom="2.49pt solid #4472c4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Excel_20_Built-in_20_Heading_20_2" style:display-name="Excel Built-in Heading 2" style:family="table-cell" style:parent-style-name="Default">
      <style:table-cell-properties fo:border-bottom="2.49pt solid #a1b8e1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/>
    </style:style>
    <style:style style:name="Excel_20_Built-in_20_Heading_20_3" style:display-name="Excel Built-in Heading 3" style:family="table-cell" style:parent-style-name="Default">
      <style:table-cell-properties fo:border-bottom="1.76pt solid #8faadc" style:diagonal-bl-tr="none" style:diagonal-tl-br="none" fo:border-left="none" fo:border-right="none" fo:border-top="none"/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Heading_20_4" style:display-name="Excel Built-in Heading 4" style:family="table-cell" style:parent-style-name="Default">
      <style:text-properties fo:color="#44546a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Linked_20_Cell" style:display-name="Excel Built-in Linked Cell" style:family="table-cell" style:parent-style-name="Default">
      <style:table-cell-properties fo:border-bottom="1.76pt double-thin #ff8001" style:border-line-width-bottom="0.0071in 0.0102in 0.0071in" style:diagonal-bl-tr="none" style:diagonal-tl-br="none" fo:border-left="none" fo:border-right="none" fo:border-top="none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eutral" style:display-name="Excel Built-in Neutral" style:family="table-cell" style:parent-style-name="Default">
      <style:table-cell-properties fo:background-color="#ffeb9c"/>
      <style:text-properties fo:color="#9c57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Excel_20_Built-in_20_Note" style:display-name="Excel Built-in Note" style:family="table-cell" style:parent-style-name="Default">
      <style:table-cell-properties fo:background-color="#ffffcc" style:diagonal-bl-tr="none" style:diagonal-tl-br="none" fo:border="0.74pt solid #b2b2b2"/>
    </style:style>
    <style:style style:name="Excel_20_Built-in_20_Output" style:display-name="Excel Built-in Output" style:family="table-cell" style:parent-style-name="Default">
      <style:table-cell-properties fo:background-color="#f2f2f2" style:diagonal-bl-tr="none" style:diagonal-tl-br="none" fo:border="0.74pt solid #3f3f3f"/>
      <style:text-properties fo:color="#3f3f3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Title" style:display-name="Excel Built-in Title" style:family="table-cell" style:parent-style-name="Default">
      <style:text-properties fo:color="#44546a" style:text-outline="false" style:text-line-through-style="none" style:text-line-through-type="none" style:font-name="Calibri Light" fo:font-family="'Calibri Light'" style:font-family-generic="swiss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Excel_20_Built-in_20_Total" style:display-name="Excel Built-in Total" style:family="table-cell" style:parent-style-name="Default">
      <style:table-cell-properties fo:border-bottom="1.76pt double-thin #4472c4" style:border-line-width-bottom="0.0071in 0.0102in 0.0071in" style:diagonal-bl-tr="none" style:diagonal-tl-br="none" fo:border-left="none" fo:border-right="none" fo:border-top="0.74pt solid #4472c4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Excel_20_Built-in_20_Warning_20_Text" style:display-name="Excel Built-in Warning Text" style:family="table-cell" style:parent-style-name="Default">
      <style:text-properties fo:color="#ff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PageStyle_5f_FY_20_2022_20_Committees_20_and_20_Chairs" style:display-name="PageStyle_FY 2022 Committees and Chairs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Ellen S. Feinberg</meta:initial-creator>
    <meta:creation-date>2022-07-12T17:34:44</meta:creation-date>
    <dc:date>2022-08-15T01:57:13.029024233</dc:date>
    <meta:generator>LibreOffice/7.3.5.2$Linux_X86_64 LibreOffice_project/30$Build-2</meta:generator>
    <meta:editing-duration>PT1H8M44S</meta:editing-duration>
    <meta:editing-cycles>1</meta:editing-cycles>
    <meta:document-statistic meta:table-count="1" meta:cell-count="599" meta:object-count="0"/>
    <meta:user-defined meta:name="AppVersion">16.0300</meta:user-defined>
  </office:meta>
</office:document-meta>
</file>